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952345" table:style-name="ce9">
            <text:p>15.952.345</text:p>
          </table:table-cell>
          <table:table-cell office:value-type="percentage" office:value="0.97737150832512343" table:style-name="ce10">
            <text:p>97,7%</text:p>
          </table:table-cell>
          <table:table-cell office:value-type="float" office:value="7404581" table:style-name="ce8">
            <text:p>7.404.581</text:p>
          </table:table-cell>
          <table:table-cell office:value-type="float" office:value="6893793" table:style-name="ce8">
            <text:p>6.893.793</text:p>
          </table:table-cell>
          <table:table-cell office:value-type="float" office:value="2969942" table:style-name="ce8">
            <text:p>2.969.942</text:p>
          </table:table-cell>
          <table:table-cell office:value-type="date" office:date-value="2022-01-25T00:00:00" table:style-name="ce11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514671.5" table:style-name="ce14">
            <text:p>2.514.672</text:p>
          </table:table-cell>
          <table:table-cell office:value-type="percentage" office:value="0.95529127653843826" table:style-name="ce15">
            <text:p>95,5%</text:p>
          </table:table-cell>
          <table:table-cell office:value-type="float" office:value="1138749" table:style-name="ce13">
            <text:p>1.138.749</text:p>
          </table:table-cell>
          <table:table-cell office:value-type="float" office:value="1072725" table:style-name="ce13">
            <text:p>1.072.725</text:p>
          </table:table-cell>
          <table:table-cell office:value-type="float" office:value="586907" table:style-name="ce13">
            <text:p>586.907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189009.5" table:style-name="ce14">
            <text:p>2.189.010</text:p>
          </table:table-cell>
          <table:table-cell office:value-type="percentage" office:value="0.93662491308766116" table:style-name="ce15">
            <text:p>93,7%</text:p>
          </table:table-cell>
          <table:table-cell office:value-type="float" office:value="921259" table:style-name="ce13">
            <text:p>921.259</text:p>
          </table:table-cell>
          <table:table-cell office:value-type="float" office:value="871905" table:style-name="ce13">
            <text:p>871.905</text:p>
          </table:table-cell>
          <table:table-cell office:value-type="float" office:value="648731" table:style-name="ce13">
            <text:p>648.731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53496" table:style-name="ce14">
            <text:p>1.953.496</text:p>
          </table:table-cell>
          <table:table-cell office:value-type="percentage" office:value="0.88000309927500386" table:style-name="ce15">
            <text:p>88,0%</text:p>
          </table:table-cell>
          <table:table-cell office:value-type="float" office:value="920721" table:style-name="ce13">
            <text:p>920.721</text:p>
          </table:table-cell>
          <table:table-cell office:value-type="float" office:value="875805" table:style-name="ce13">
            <text:p>875.805</text:p>
          </table:table-cell>
          <table:table-cell office:value-type="float" office:value="392727" table:style-name="ce13">
            <text:p>392.727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724700" table:style-name="ce7">
            <text:p>7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81260" table:style-name="ce14">
            <text:p>4.081.260</text:p>
          </table:table-cell>
          <table:table-cell office:value-type="float" office:value="3931461" table:style-name="ce14">
            <text:p>3.931.461</text:p>
          </table:table-cell>
          <table:table-cell office:value-type="percentage" office:value="0.9632958939151145" table:style-name="ce15">
            <text:p>96,3%</text:p>
          </table:table-cell>
          <table:table-cell office:value-type="float" office:value="1801378" table:style-name="ce13">
            <text:p>1.801.378</text:p>
          </table:table-cell>
          <table:table-cell office:value-type="float" office:value="1677609" table:style-name="ce13">
            <text:p>1.677.609</text:p>
          </table:table-cell>
          <table:table-cell office:value-type="float" office:value="815783" table:style-name="ce13">
            <text:p>815.783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82424.5" table:style-name="ce14">
            <text:p>1.182.425</text:p>
          </table:table-cell>
          <table:table-cell office:value-type="percentage" office:value="0.9551472191930207" table:style-name="ce15">
            <text:p>95,5%</text:p>
          </table:table-cell>
          <table:table-cell office:value-type="float" office:value="514929" table:style-name="ce13">
            <text:p>514.929</text:p>
          </table:table-cell>
          <table:table-cell office:value-type="float" office:value="487472" table:style-name="ce13">
            <text:p>487.472</text:p>
          </table:table-cell>
          <table:table-cell office:value-type="float" office:value="294759" table:style-name="ce13">
            <text:p>294.759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62817" table:style-name="ce14">
            <text:p>5.062.817</text:p>
          </table:table-cell>
          <table:table-cell office:value-type="percentage" office:value="0.95435571780210138" table:style-name="ce15">
            <text:p>95,4%</text:p>
          </table:table-cell>
          <table:table-cell office:value-type="float" office:value="2133237" table:style-name="ce13">
            <text:p>2.133.237</text:p>
          </table:table-cell>
          <table:table-cell office:value-type="float" office:value="2005546" table:style-name="ce13">
            <text:p>2.005.546</text:p>
          </table:table-cell>
          <table:table-cell office:value-type="float" office:value="1280644" table:style-name="ce13">
            <text:p>1.280.644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52386.5" table:style-name="ce14">
            <text:p>3.752.387</text:p>
          </table:table-cell>
          <table:table-cell office:value-type="percentage" office:value="0.91118810138108974" table:style-name="ce15">
            <text:p>91,1%</text:p>
          </table:table-cell>
          <table:table-cell office:value-type="float" office:value="1744523" table:style-name="ce13">
            <text:p>1.744.523</text:p>
          </table:table-cell>
          <table:table-cell office:value-type="float" office:value="1599279" table:style-name="ce13">
            <text:p>1.599.279</text:p>
          </table:table-cell>
          <table:table-cell office:value-type="float" office:value="858792" table:style-name="ce13">
            <text:p>858.792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590085.5" table:style-name="ce14">
            <text:p>13.590.086</text:p>
          </table:table-cell>
          <table:table-cell office:value-type="percentage" office:value="0.9555053353985431" table:style-name="ce15">
            <text:p>95,6%</text:p>
          </table:table-cell>
          <table:table-cell office:value-type="float" office:value="6438708" table:style-name="ce13">
            <text:p>6.438.708</text:p>
          </table:table-cell>
          <table:table-cell office:value-type="float" office:value="6074290" table:style-name="ce13">
            <text:p>6.074.290</text:p>
          </table:table-cell>
          <table:table-cell office:value-type="float" office:value="3185530" table:style-name="ce13">
            <text:p>3.185.530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60705" table:style-name="ce14">
            <text:p>10.260.705</text:p>
          </table:table-cell>
          <table:table-cell office:value-type="float" office:value="9504224" table:style-name="ce14">
            <text:p>9.504.224</text:p>
          </table:table-cell>
          <table:table-cell office:value-type="percentage" office:value="0.92627397435166492" table:style-name="ce15">
            <text:p>92,6%</text:p>
          </table:table-cell>
          <table:table-cell office:value-type="float" office:value="4382558" table:style-name="ce13">
            <text:p>4.382.558</text:p>
          </table:table-cell>
          <table:table-cell office:value-type="float" office:value="4091860" table:style-name="ce13">
            <text:p>4.091.860</text:p>
          </table:table-cell>
          <table:table-cell office:value-type="float" office:value="2206514" table:style-name="ce13">
            <text:p>2.206.514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50373" table:style-name="ce14">
            <text:p>2.150.373</text:p>
          </table:table-cell>
          <table:table-cell office:value-type="percentage" office:value="1" table:style-name="ce15">
            <text:p>100,0%</text:p>
          </table:table-cell>
          <table:table-cell office:value-type="float" office:value="953982" table:style-name="ce13">
            <text:p>953.982</text:p>
          </table:table-cell>
          <table:table-cell office:value-type="float" office:value="894962" table:style-name="ce13">
            <text:p>894.962</text:p>
          </table:table-cell>
          <table:table-cell office:value-type="float" office:value="488959" table:style-name="ce13">
            <text:p>488.959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45384" table:style-name="ce14">
            <text:p>5.845.384</text:p>
          </table:table-cell>
          <table:table-cell office:value-type="float" office:value="5835887.5" table:style-name="ce14">
            <text:p>5.835.888</text:p>
          </table:table-cell>
          <table:table-cell office:value-type="percentage" office:value="0.99837538474803367" table:style-name="ce15">
            <text:p>99,8%</text:p>
          </table:table-cell>
          <table:table-cell office:value-type="float" office:value="2461813" table:style-name="ce13">
            <text:p>2.461.813</text:p>
          </table:table-cell>
          <table:table-cell office:value-type="float" office:value="2318670" table:style-name="ce13">
            <text:p>2.318.670</text:p>
          </table:table-cell>
          <table:table-cell office:value-type="float" office:value="1759418" table:style-name="ce13">
            <text:p>1.759.418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4499" table:style-name="ce14">
            <text:p>604.499</text:p>
          </table:table-cell>
          <table:table-cell office:value-type="percentage" office:value="0.94155056267279313" table:style-name="ce15">
            <text:p>94,2%</text:p>
          </table:table-cell>
          <table:table-cell office:value-type="float" office:value="281138" table:style-name="ce13">
            <text:p>281.138</text:p>
          </table:table-cell>
          <table:table-cell office:value-type="float" office:value="261315" table:style-name="ce13">
            <text:p>261.315</text:p>
          </table:table-cell>
          <table:table-cell office:value-type="float" office:value="134297" table:style-name="ce13">
            <text:p>134.297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601765" table:style-name="ce7">
            <text:p>8.601.76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628115" table:style-name="ce14">
            <text:p>12.628.115</text:p>
          </table:table-cell>
          <table:table-cell office:value-type="float" office:value="12402326.5" table:style-name="ce14">
            <text:p>12.402.327</text:p>
          </table:table-cell>
          <table:table-cell office:value-type="percentage" office:value="0.98212017391352546" table:style-name="ce15">
            <text:p>98,2%</text:p>
          </table:table-cell>
          <table:table-cell office:value-type="float" office:value="5723226" table:style-name="ce13">
            <text:p>5.723.226</text:p>
          </table:table-cell>
          <table:table-cell office:value-type="float" office:value="5362712" table:style-name="ce13">
            <text:p>5.362.712</text:p>
          </table:table-cell>
          <table:table-cell office:value-type="float" office:value="2747139" table:style-name="ce13">
            <text:p>2.747.139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71394.5" table:style-name="ce14">
            <text:p>2.671.395</text:p>
          </table:table-cell>
          <table:table-cell office:value-type="percentage" office:value="0.96643465048341726" table:style-name="ce15">
            <text:p>96,6%</text:p>
          </table:table-cell>
          <table:table-cell office:value-type="float" office:value="1292349" table:style-name="ce13">
            <text:p>1.292.349</text:p>
          </table:table-cell>
          <table:table-cell office:value-type="float" office:value="1198209" table:style-name="ce13">
            <text:p>1.198.209</text:p>
          </table:table-cell>
          <table:table-cell office:value-type="float" office:value="558503" table:style-name="ce13">
            <text:p>558.503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38283" table:style-name="ce14">
            <text:p>1.238.283</text:p>
          </table:table-cell>
          <table:table-cell office:value-type="percentage" office:value="0.92027539524524049" table:style-name="ce15">
            <text:p>92,0%</text:p>
          </table:table-cell>
          <table:table-cell office:value-type="float" office:value="563393" table:style-name="ce13">
            <text:p>563.393</text:p>
          </table:table-cell>
          <table:table-cell office:value-type="float" office:value="531997" table:style-name="ce13">
            <text:p>531.997</text:p>
          </table:table-cell>
          <table:table-cell office:value-type="float" office:value="288062" table:style-name="ce13">
            <text:p>288.062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34520" table:style-name="ce14">
            <text:p>4.234.520</text:p>
          </table:table-cell>
          <table:table-cell office:value-type="percentage" office:value="0.94906623485047992" table:style-name="ce15">
            <text:p>94,9%</text:p>
          </table:table-cell>
          <table:table-cell office:value-type="float" office:value="1935361" table:style-name="ce13">
            <text:p>1.935.361</text:p>
          </table:table-cell>
          <table:table-cell office:value-type="float" office:value="1824242" table:style-name="ce13">
            <text:p>1.824.242</text:p>
          </table:table-cell>
          <table:table-cell office:value-type="float" office:value="1039164" table:style-name="ce13">
            <text:p>1.039.164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4008.5" table:style-name="ce14">
            <text:p>144.009</text:p>
          </table:table-cell>
          <table:table-cell office:value-type="percentage" office:value="0.8875771191193782" table:style-name="ce15">
            <text:p>88,8%</text:p>
          </table:table-cell>
          <table:table-cell office:value-type="float" office:value="68913" table:style-name="ce13">
            <text:p>68.913</text:p>
          </table:table-cell>
          <table:table-cell office:value-type="float" office:value="63356" table:style-name="ce13">
            <text:p>63.356</text:p>
          </table:table-cell>
          <table:table-cell office:value-type="float" office:value="26853" table:style-name="ce13">
            <text:p>26.853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1630" table:style-name="ce14">
            <text:p>131.630</text:p>
          </table:table-cell>
          <table:table-cell office:value-type="percentage" office:value="0.8468219248584663" table:style-name="ce15">
            <text:p>84,7%</text:p>
          </table:table-cell>
          <table:table-cell office:value-type="float" office:value="64269" table:style-name="ce13">
            <text:p>64.269</text:p>
          </table:table-cell>
          <table:table-cell office:value-type="float" office:value="59065" table:style-name="ce13">
            <text:p>59.065</text:p>
          </table:table-cell>
          <table:table-cell office:value-type="float" office:value="23079" table:style-name="ce13">
            <text:p>23.079</text:p>
          </table:table-cell>
          <table:table-cell office:value-type="date" office:date-value="2022-01-25T00:00:00" table:style-name="ce17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741" table:style-name="ce14">
            <text:p>212.741</text:p>
          </table:table-cell>
          <table:table-cell office:value-type="percentage" office:value="1" table:style-name="ce15">
            <text:p>100,0%</text:p>
          </table:table-cell>
          <table:table-cell office:value-type="float" office:value="95420" table:style-name="ce13">
            <text:p>95.420</text:p>
          </table:table-cell>
          <table:table-cell office:value-type="float" office:value="92551" table:style-name="ce13">
            <text:p>92.551</text:p>
          </table:table-cell>
          <table:table-cell office:value-type="float" office:value="52689" table:style-name="ce13">
            <text:p>52.689</text:p>
          </table:table-cell>
          <table:table-cell office:value-type="date" office:date-value="2022-01-25T00:00:00" table:style-name="ce17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90" table:style-name="ce7">
            <text:p>7.09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775" table:style-name="ce14">
            <text:p>11.775</text:p>
          </table:table-cell>
          <table:table-cell office:value-type="float" office:value="11488" table:style-name="ce14">
            <text:p>11.488</text:p>
          </table:table-cell>
          <table:table-cell office:value-type="percentage" office:value="0.97562632696390661" table:style-name="ce15">
            <text:p>97,6%</text:p>
          </table:table-cell>
          <table:table-cell office:value-type="float" office:value="7937" table:style-name="ce13">
            <text:p>7.937</text:p>
          </table:table-cell>
          <table:table-cell office:value-type="float" office:value="7457" table:style-name="ce13">
            <text:p>7.457</text:p>
          </table:table-cell>
          <table:table-cell office:value-type="float" office:value="1652" table:style-name="ce13">
            <text:p>1.652</text:p>
          </table:table-cell>
          <table:table-cell office:value-type="date" office:date-value="2022-01-25T00:00:00" table:style-name="ce17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277760" table:style-name="ce20">
            <text:p>17.277.76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3078787" table:style-name="ce23">
            <text:p>93.078.787</text:p>
          </table:table-cell>
          <table:table-cell office:value-type="float" office:value="89270071.5" table:style-name="ce23">
            <text:p>89.270.072</text:p>
          </table:table-cell>
          <table:table-cell office:value-type="percentage" office:value="0.95908073554933626" table:style-name="ce24">
            <text:p>95,9%</text:p>
          </table:table-cell>
          <table:table-cell office:value-type="float" office:value="40848444" table:style-name="ce23">
            <text:p>40.848.444</text:p>
          </table:table-cell>
          <table:table-cell office:value-type="float" office:value="38264820" table:style-name="ce23">
            <text:p>38.264.820</text:p>
          </table:table-cell>
          <table:table-cell office:value-type="float" office:value="20360144" table:style-name="ce23">
            <text:p>20.360.14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18690" table:style-name="ce31">
            <text:p>7.018.690</text:p>
          </table:table-cell>
          <table:table-cell office:value-type="percentage" office:value="0.93482756071686157" table:style-name="ce32">
            <text:p>93,5%</text:p>
          </table:table-cell>
          <table:table-cell office:value-type="float" office:value="6893793" table:style-name="ce31">
            <text:p>6.893.793</text:p>
          </table:table-cell>
          <table:table-cell office:value-type="percentage" office:value="0.91819238266357039" table:style-name="ce32">
            <text:p>91,8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1688" table:style-name="ce31">
            <text:p>1.091.688</text:p>
          </table:table-cell>
          <table:table-cell office:value-type="percentage" office:value="0.91784148080389572" table:style-name="ce32">
            <text:p>91,8%</text:p>
          </table:table-cell>
          <table:table-cell office:value-type="float" office:value="1072725" table:style-name="ce31">
            <text:p>1.072.725</text:p>
          </table:table-cell>
          <table:table-cell office:value-type="percentage" office:value="0.90189825526648548" table:style-name="ce32">
            <text:p>90,2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899" table:style-name="ce31">
            <text:p>882.899</text:p>
          </table:table-cell>
          <table:table-cell office:value-type="percentage" office:value="0.94889768036223454" table:style-name="ce32">
            <text:p>94,9%</text:p>
          </table:table-cell>
          <table:table-cell office:value-type="float" office:value="871905" table:style-name="ce31">
            <text:p>871.905</text:p>
          </table:table-cell>
          <table:table-cell office:value-type="percentage" office:value="0.93708185420555923" table:style-name="ce32">
            <text:p>93,7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3443" table:style-name="ce31">
            <text:p>893.443</text:p>
          </table:table-cell>
          <table:table-cell office:value-type="percentage" office:value="0.82482803061705878" table:style-name="ce32">
            <text:p>82,5%</text:p>
          </table:table-cell>
          <table:table-cell office:value-type="float" office:value="875805" table:style-name="ce31">
            <text:p>875.805</text:p>
          </table:table-cell>
          <table:table-cell office:value-type="percentage" office:value="0.80854460033216791" table:style-name="ce32">
            <text:p>80,9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4480" table:style-name="ce31">
            <text:p>1.734.480</text:p>
          </table:table-cell>
          <table:table-cell office:value-type="percentage" office:value="0.85294758381185665" table:style-name="ce32">
            <text:p>85,3%</text:p>
          </table:table-cell>
          <table:table-cell office:value-type="float" office:value="1677609" table:style-name="ce31">
            <text:p>1.677.609</text:p>
          </table:table-cell>
          <table:table-cell office:value-type="percentage" office:value="0.82498071072080681" table:style-name="ce32">
            <text:p>82,5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659" table:style-name="ce31">
            <text:p>492.659</text:p>
          </table:table-cell>
          <table:table-cell office:value-type="percentage" office:value="0.9347268442801796" table:style-name="ce32">
            <text:p>93,5%</text:p>
          </table:table-cell>
          <table:table-cell office:value-type="float" office:value="487472" table:style-name="ce31">
            <text:p>487.472</text:p>
          </table:table-cell>
          <table:table-cell office:value-type="percentage" office:value="0.92488549734186865" table:style-name="ce32">
            <text:p>92,5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2015" table:style-name="ce31">
            <text:p>2.042.015</text:p>
          </table:table-cell>
          <table:table-cell office:value-type="percentage" office:value="0.94008974522466004" table:style-name="ce32">
            <text:p>94,0%</text:p>
          </table:table-cell>
          <table:table-cell office:value-type="float" office:value="2005546" table:style-name="ce31">
            <text:p>2.005.546</text:p>
          </table:table-cell>
          <table:table-cell office:value-type="percentage" office:value="0.92330038132743197" table:style-name="ce32">
            <text:p>92,3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7904" table:style-name="ce31">
            <text:p>1.657.904</text:p>
          </table:table-cell>
          <table:table-cell office:value-type="percentage" office:value="0.91290150995384567" table:style-name="ce32">
            <text:p>91,3%</text:p>
          </table:table-cell>
          <table:table-cell office:value-type="float" office:value="1599279" table:style-name="ce31">
            <text:p>1.599.279</text:p>
          </table:table-cell>
          <table:table-cell office:value-type="percentage" office:value="0.88062047859072445" table:style-name="ce32">
            <text:p>88,1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4513" table:style-name="ce31">
            <text:p>6.224.513</text:p>
          </table:table-cell>
          <table:table-cell office:value-type="percentage" office:value="0.91774300418700483" table:style-name="ce32">
            <text:p>91,8%</text:p>
          </table:table-cell>
          <table:table-cell office:value-type="float" office:value="6074290" table:style-name="ce31">
            <text:p>6.074.290</text:p>
          </table:table-cell>
          <table:table-cell office:value-type="percentage" office:value="0.89559410557951791" table:style-name="ce32">
            <text:p>89,6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4748" table:style-name="ce31">
            <text:p>4.164.748</text:p>
          </table:table-cell>
          <table:table-cell office:value-type="percentage" office:value="0.92714245198046497" table:style-name="ce32">
            <text:p>92,7%</text:p>
          </table:table-cell>
          <table:table-cell office:value-type="float" office:value="4091860" table:style-name="ce31">
            <text:p>4.091.860</text:p>
          </table:table-cell>
          <table:table-cell office:value-type="percentage" office:value="0.91091636602281467" table:style-name="ce32">
            <text:p>91,1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924" table:style-name="ce31">
            <text:p>907.924</text:p>
          </table:table-cell>
          <table:table-cell office:value-type="percentage" office:value="0.95582014759603739" table:style-name="ce32">
            <text:p>95,6%</text:p>
          </table:table-cell>
          <table:table-cell office:value-type="float" office:value="894962" table:style-name="ce31">
            <text:p>894.962</text:p>
          </table:table-cell>
          <table:table-cell office:value-type="percentage" office:value="0.94217435703081409" table:style-name="ce32">
            <text:p>94,2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985" table:style-name="ce31">
            <text:p>2.337.985</text:p>
          </table:table-cell>
          <table:table-cell office:value-type="percentage" office:value="0.95189906710850047" table:style-name="ce32">
            <text:p>95,2%</text:p>
          </table:table-cell>
          <table:table-cell office:value-type="float" office:value="2318670" table:style-name="ce31">
            <text:p>2.318.670</text:p>
          </table:table-cell>
          <table:table-cell office:value-type="percentage" office:value="0.94403506007629079" table:style-name="ce32">
            <text:p>94,4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776" table:style-name="ce31">
            <text:p>267.776</text:p>
          </table:table-cell>
          <table:table-cell office:value-type="percentage" office:value="0.95131786030218946" table:style-name="ce32">
            <text:p>95,1%</text:p>
          </table:table-cell>
          <table:table-cell office:value-type="float" office:value="261315" table:style-name="ce31">
            <text:p>261.315</text:p>
          </table:table-cell>
          <table:table-cell office:value-type="percentage" office:value="0.92836410531513891" table:style-name="ce32">
            <text:p>92,8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6449" table:style-name="ce31">
            <text:p>5.506.449</text:p>
          </table:table-cell>
          <table:table-cell office:value-type="percentage" office:value="0.92221300344939161" table:style-name="ce32">
            <text:p>92,2%</text:p>
          </table:table-cell>
          <table:table-cell office:value-type="float" office:value="5362712" table:style-name="ce31">
            <text:p>5.362.712</text:p>
          </table:table-cell>
          <table:table-cell office:value-type="percentage" office:value="0.8981401153727373" table:style-name="ce32">
            <text:p>89,8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0306" table:style-name="ce31">
            <text:p>1.230.306</text:p>
          </table:table-cell>
          <table:table-cell office:value-type="percentage" office:value="0.93373780181449195" table:style-name="ce32">
            <text:p>93,4%</text:p>
          </table:table-cell>
          <table:table-cell office:value-type="float" office:value="1198209" table:style-name="ce31">
            <text:p>1.198.209</text:p>
          </table:table-cell>
          <table:table-cell office:value-type="percentage" office:value="0.90937786028381606" table:style-name="ce32">
            <text:p>90,9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234" table:style-name="ce31">
            <text:p>538.234</text:p>
          </table:table-cell>
          <table:table-cell office:value-type="percentage" office:value="0.92771134176988279" table:style-name="ce32">
            <text:p>92,8%</text:p>
          </table:table-cell>
          <table:table-cell office:value-type="float" office:value="531997" table:style-name="ce31">
            <text:p>531.997</text:p>
          </table:table-cell>
          <table:table-cell office:value-type="percentage" office:value="0.91696111856098339" table:style-name="ce32">
            <text:p>91,7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7825" table:style-name="ce31">
            <text:p>1.857.825</text:p>
          </table:table-cell>
          <table:table-cell office:value-type="percentage" office:value="0.95017115432120547" table:style-name="ce32">
            <text:p>95,0%</text:p>
          </table:table-cell>
          <table:table-cell office:value-type="float" office:value="1824242" table:style-name="ce31">
            <text:p>1.824.242</text:p>
          </table:table-cell>
          <table:table-cell office:value-type="percentage" office:value="0.93299537195442228" table:style-name="ce32">
            <text:p>93,3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163" table:style-name="ce31">
            <text:p>66.163</text:p>
          </table:table-cell>
          <table:table-cell office:value-type="percentage" office:value="0.93149277055850432" table:style-name="ce32">
            <text:p>93,1%</text:p>
          </table:table-cell>
          <table:table-cell office:value-type="float" office:value="63356" table:style-name="ce31">
            <text:p>63.356</text:p>
          </table:table-cell>
          <table:table-cell office:value-type="percentage" office:value="0.89197370088273809" table:style-name="ce32">
            <text:p>89,2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78" table:style-name="ce31">
            <text:p>61.378</text:p>
          </table:table-cell>
          <table:table-cell office:value-type="percentage" office:value="0.89910057715407377" table:style-name="ce32">
            <text:p>89,9%</text:p>
          </table:table-cell>
          <table:table-cell office:value-type="float" office:value="59065" table:style-name="ce31">
            <text:p>59.065</text:p>
          </table:table-cell>
          <table:table-cell office:value-type="percentage" office:value="0.86521841033603841" table:style-name="ce32">
            <text:p>86,5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20" table:style-name="ce31">
            <text:p>95.420</text:p>
          </table:table-cell>
          <table:table-cell office:value-type="string" table:style-name="ce32">
            <text:p>-</text:p>
          </table:table-cell>
          <table:table-cell office:value-type="float" office:value="92551" table:style-name="ce31">
            <text:p>92.551</text:p>
          </table:table-cell>
          <table:table-cell office:value-type="string" table:style-name="ce32">
            <text:p>-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37" table:style-name="ce31">
            <text:p>7.937</text:p>
          </table:table-cell>
          <table:table-cell office:value-type="string" table:style-name="ce32">
            <text:p>-</text:p>
          </table:table-cell>
          <table:table-cell office:value-type="float" office:value="7457" table:style-name="ce31">
            <text:p>7.457</text:p>
          </table:table-cell>
          <table:table-cell office:value-type="string" table:style-name="ce32">
            <text:p>-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80436" table:style-name="ce34">
            <text:p>39.080.436</text:p>
          </table:table-cell>
          <table:table-cell office:value-type="percentage" office:value="0.92640524898961207" table:style-name="ce24">
            <text:p>92,6%</text:p>
          </table:table-cell>
          <table:table-cell office:value-type="float" office:value="38264820" table:style-name="ce34">
            <text:p>38.264.820</text:p>
          </table:table-cell>
          <table:table-cell office:value-type="percentage" office:value="0.907070998379923" table:style-name="ce24">
            <text:p>90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36" table:style-name="ce43">
            <text:p>435.336</text:p>
          </table:table-cell>
          <table:table-cell office:value-type="percentage" office:value="1" table:style-name="ce44">
            <text:p>100,0%</text:p>
          </table:table-cell>
          <table:table-cell office:value-type="float" office:value="656245" table:style-name="ce43">
            <text:p>656.245</text:p>
          </table:table-cell>
          <table:table-cell office:value-type="percentage" office:value="1" table:style-name="ce44">
            <text:p>100,0%</text:p>
          </table:table-cell>
          <table:table-cell office:value-type="float" office:value="936771" table:style-name="ce43">
            <text:p>936.771</text:p>
          </table:table-cell>
          <table:table-cell office:value-type="percentage" office:value="0.97760660551914003" table:style-name="ce44">
            <text:p>97,8%</text:p>
          </table:table-cell>
          <table:table-cell office:value-type="float" office:value="1228164" table:style-name="ce43">
            <text:p>1.228.164</text:p>
          </table:table-cell>
          <table:table-cell office:value-type="percentage" office:value="0.95384636891683772" table:style-name="ce44">
            <text:p>95,4%</text:p>
          </table:table-cell>
          <table:table-cell office:value-type="float" office:value="1274510" table:style-name="ce43">
            <text:p>1.274.510</text:p>
          </table:table-cell>
          <table:table-cell office:value-type="percentage" office:value="0.92066521422544811" table:style-name="ce44">
            <text:p>92,1%</text:p>
          </table:table-cell>
          <table:table-cell office:value-type="float" office:value="964261" table:style-name="ce43">
            <text:p>964.261</text:p>
          </table:table-cell>
          <table:table-cell office:value-type="percentage" office:value="0.87519026151484924" table:style-name="ce44">
            <text:p>87,5%</text:p>
          </table:table-cell>
          <table:table-cell office:value-type="float" office:value="807490" table:style-name="ce43">
            <text:p>807.490</text:p>
          </table:table-cell>
          <table:table-cell office:value-type="percentage" office:value="0.87191398016654575" table:style-name="ce44">
            <text:p>87,2%</text:p>
          </table:table-cell>
          <table:table-cell office:value-type="float" office:value="715913" table:style-name="ce43">
            <text:p>715.913</text:p>
          </table:table-cell>
          <table:table-cell office:value-type="percentage" office:value="0.92633331866891977" table:style-name="ce44">
            <text:p>92,6%</text:p>
          </table:table-cell>
          <table:table-cell office:value-type="float" office:value="7018690" table:style-name="ce43">
            <text:p>7.018.690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482756071686157" table:style-name="ce44">
            <text:p>93,5%</text:p>
          </table:table-cell>
          <table:table-cell office:value-type="percentage" office:value="0.82551292210020044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36" table:style-name="ce46">
            <text:p>101.636</text:p>
          </table:table-cell>
          <table:table-cell office:value-type="percentage" office:value="1" table:style-name="ce47">
            <text:p>100,0%</text:p>
          </table:table-cell>
          <table:table-cell office:value-type="float" office:value="119766" table:style-name="ce46">
            <text:p>119.766</text:p>
          </table:table-cell>
          <table:table-cell office:value-type="percentage" office:value="1" table:style-name="ce47">
            <text:p>100,0%</text:p>
          </table:table-cell>
          <table:table-cell office:value-type="float" office:value="155830" table:style-name="ce46">
            <text:p>155.830</text:p>
          </table:table-cell>
          <table:table-cell office:value-type="percentage" office:value="0.96602814456636288" table:style-name="ce47">
            <text:p>96,6%</text:p>
          </table:table-cell>
          <table:table-cell office:value-type="float" office:value="188171" table:style-name="ce46">
            <text:p>188.171</text:p>
          </table:table-cell>
          <table:table-cell office:value-type="percentage" office:value="0.93631387769318808" table:style-name="ce47">
            <text:p>93,6%</text:p>
          </table:table-cell>
          <table:table-cell office:value-type="float" office:value="191677" table:style-name="ce46">
            <text:p>191.677</text:p>
          </table:table-cell>
          <table:table-cell office:value-type="percentage" office:value="0.89720881682480091" table:style-name="ce47">
            <text:p>89,7%</text:p>
          </table:table-cell>
          <table:table-cell office:value-type="float" office:value="131054" table:style-name="ce46">
            <text:p>131.054</text:p>
          </table:table-cell>
          <table:table-cell office:value-type="percentage" office:value="0.8279988374884697" table:style-name="ce47">
            <text:p>82,8%</text:p>
          </table:table-cell>
          <table:table-cell office:value-type="float" office:value="109689" table:style-name="ce46">
            <text:p>109.689</text:p>
          </table:table-cell>
          <table:table-cell office:value-type="percentage" office:value="0.83861374027125801" table:style-name="ce47">
            <text:p>83,9%</text:p>
          </table:table-cell>
          <table:table-cell office:value-type="float" office:value="93865" table:style-name="ce46">
            <text:p>93.865</text:p>
          </table:table-cell>
          <table:table-cell office:value-type="percentage" office:value="0.87693974980614176" table:style-name="ce47">
            <text:p>87,7%</text:p>
          </table:table-cell>
          <table:table-cell office:value-type="float" office:value="1091688" table:style-name="ce46">
            <text:p>1.091.688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784148080389572" table:style-name="ce47">
            <text:p>91,8%</text:p>
          </table:table-cell>
          <table:table-cell office:value-type="percentage" office:value="0.82011940204322187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96" table:style-name="ce46">
            <text:p>89.196</text:p>
          </table:table-cell>
          <table:table-cell office:value-type="percentage" office:value="1" table:style-name="ce47">
            <text:p>100,0%</text:p>
          </table:table-cell>
          <table:table-cell office:value-type="float" office:value="114679" table:style-name="ce46">
            <text:p>114.679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5" table:style-name="ce46">
            <text:p>148.975</text:p>
          </table:table-cell>
          <table:table-cell office:value-type="percentage" office:value="0.98016316862951514" table:style-name="ce47">
            <text:p>98,0%</text:p>
          </table:table-cell>
          <table:table-cell office:value-type="float" office:value="154194" table:style-name="ce46">
            <text:p>154.194</text:p>
          </table:table-cell>
          <table:table-cell office:value-type="percentage" office:value="0.95132740632885615" table:style-name="ce47">
            <text:p>95,1%</text:p>
          </table:table-cell>
          <table:table-cell office:value-type="float" office:value="152172" table:style-name="ce46">
            <text:p>152.172</text:p>
          </table:table-cell>
          <table:table-cell office:value-type="percentage" office:value="0.91714079074252652" table:style-name="ce47">
            <text:p>91,7%</text:p>
          </table:table-cell>
          <table:table-cell office:value-type="float" office:value="92753" table:style-name="ce46">
            <text:p>92.753</text:p>
          </table:table-cell>
          <table:table-cell office:value-type="percentage" office:value="0.8541499755965043" table:style-name="ce47">
            <text:p>85,4%</text:p>
          </table:table-cell>
          <table:table-cell office:value-type="float" office:value="68493" table:style-name="ce46">
            <text:p>68.493</text:p>
          </table:table-cell>
          <table:table-cell office:value-type="percentage" office:value="0.86435223744983725" table:style-name="ce47">
            <text:p>86,4%</text:p>
          </table:table-cell>
          <table:table-cell office:value-type="float" office:value="62437" table:style-name="ce46">
            <text:p>62.437</text:p>
          </table:table-cell>
          <table:table-cell office:value-type="percentage" office:value="0.95680090719627309" table:style-name="ce47">
            <text:p>95,7%</text:p>
          </table:table-cell>
          <table:table-cell office:value-type="float" office:value="882899" table:style-name="ce46">
            <text:p>882.899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89768036223454" table:style-name="ce47">
            <text:p>94,9%</text:p>
          </table:table-cell>
          <table:table-cell office:value-type="percentage" office:value="0.87166412114259306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9" table:style-name="ce46">
            <text:p>51.799</text:p>
          </table:table-cell>
          <table:table-cell office:value-type="percentage" office:value="0.96580463520593662" table:style-name="ce47">
            <text:p>96,6%</text:p>
          </table:table-cell>
          <table:table-cell office:value-type="float" office:value="79842" table:style-name="ce46">
            <text:p>79.842</text:p>
          </table:table-cell>
          <table:table-cell office:value-type="percentage" office:value="0.91526239768897444" table:style-name="ce47">
            <text:p>91,5%</text:p>
          </table:table-cell>
          <table:table-cell office:value-type="float" office:value="112015" table:style-name="ce46">
            <text:p>112.015</text:p>
          </table:table-cell>
          <table:table-cell office:value-type="percentage" office:value="0.87928693099306865" table:style-name="ce47">
            <text:p>87,9%</text:p>
          </table:table-cell>
          <table:table-cell office:value-type="float" office:value="153426" table:style-name="ce46">
            <text:p>153.426</text:p>
          </table:table-cell>
          <table:table-cell office:value-type="percentage" office:value="0.86433287513802193" table:style-name="ce47">
            <text:p>86,4%</text:p>
          </table:table-cell>
          <table:table-cell office:value-type="float" office:value="173436" table:style-name="ce46">
            <text:p>173.436</text:p>
          </table:table-cell>
          <table:table-cell office:value-type="percentage" office:value="0.80063520494130358" table:style-name="ce47">
            <text:p>80,1%</text:p>
          </table:table-cell>
          <table:table-cell office:value-type="float" office:value="135003" table:style-name="ce46">
            <text:p>135.003</text:p>
          </table:table-cell>
          <table:table-cell office:value-type="percentage" office:value="0.73352458882785376" table:style-name="ce47">
            <text:p>73,4%</text:p>
          </table:table-cell>
          <table:table-cell office:value-type="float" office:value="104409" table:style-name="ce46">
            <text:p>104.409</text:p>
          </table:table-cell>
          <table:table-cell office:value-type="percentage" office:value="0.76092644282976107" table:style-name="ce47">
            <text:p>76,1%</text:p>
          </table:table-cell>
          <table:table-cell office:value-type="float" office:value="83513" table:style-name="ce46">
            <text:p>83.513</text:p>
          </table:table-cell>
          <table:table-cell office:value-type="percentage" office:value="0.83902306703102392" table:style-name="ce47">
            <text:p>83,9%</text:p>
          </table:table-cell>
          <table:table-cell office:value-type="float" office:value="893443" table:style-name="ce46">
            <text:p>893.443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482803061705878" table:style-name="ce47">
            <text:p>82,5%</text:p>
          </table:table-cell>
          <table:table-cell office:value-type="percentage" office:value="0.73246541370334695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657" table:style-name="ce46">
            <text:p>94.657</text:p>
          </table:table-cell>
          <table:table-cell office:value-type="percentage" office:value="0.94315577609055223" table:style-name="ce47">
            <text:p>94,3%</text:p>
          </table:table-cell>
          <table:table-cell office:value-type="float" office:value="155794" table:style-name="ce46">
            <text:p>155.794</text:p>
          </table:table-cell>
          <table:table-cell office:value-type="percentage" office:value="0.93041338700237686" table:style-name="ce47">
            <text:p>93,0%</text:p>
          </table:table-cell>
          <table:table-cell office:value-type="float" office:value="228839" table:style-name="ce46">
            <text:p>228.839</text:p>
          </table:table-cell>
          <table:table-cell office:value-type="percentage" office:value="0.90969768042773946" table:style-name="ce47">
            <text:p>91,0%</text:p>
          </table:table-cell>
          <table:table-cell office:value-type="float" office:value="325112" table:style-name="ce46">
            <text:p>325.112</text:p>
          </table:table-cell>
          <table:table-cell office:value-type="percentage" office:value="0.88286394729624407" table:style-name="ce47">
            <text:p>88,3%</text:p>
          </table:table-cell>
          <table:table-cell office:value-type="float" office:value="324054" table:style-name="ce46">
            <text:p>324.054</text:p>
          </table:table-cell>
          <table:table-cell office:value-type="percentage" office:value="0.8222529528932645" table:style-name="ce47">
            <text:p>82,2%</text:p>
          </table:table-cell>
          <table:table-cell office:value-type="float" office:value="238072" table:style-name="ce46">
            <text:p>238.072</text:p>
          </table:table-cell>
          <table:table-cell office:value-type="percentage" office:value="0.76094891677480803" table:style-name="ce47">
            <text:p>76,1%</text:p>
          </table:table-cell>
          <table:table-cell office:value-type="float" office:value="198407" table:style-name="ce46">
            <text:p>198.407</text:p>
          </table:table-cell>
          <table:table-cell office:value-type="percentage" office:value="0.77907182207632597" table:style-name="ce47">
            <text:p>77,9%</text:p>
          </table:table-cell>
          <table:table-cell office:value-type="float" office:value="169545" table:style-name="ce46">
            <text:p>169.545</text:p>
          </table:table-cell>
          <table:table-cell office:value-type="percentage" office:value="0.92011505169185681" table:style-name="ce47">
            <text:p>92,0%</text:p>
          </table:table-cell>
          <table:table-cell office:value-type="float" office:value="1734480" table:style-name="ce46">
            <text:p>1.734.48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294758381185665" table:style-name="ce47">
            <text:p>85,3%</text:p>
          </table:table-cell>
          <table:table-cell office:value-type="percentage" office:value="0.77281409607778395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8" table:style-name="ce46">
            <text:p>42.548</text:p>
          </table:table-cell>
          <table:table-cell office:value-type="percentage" office:value="1" table:style-name="ce47">
            <text:p>100,0%</text:p>
          </table:table-cell>
          <table:table-cell office:value-type="float" office:value="56181" table:style-name="ce46">
            <text:p>56.181</text:p>
          </table:table-cell>
          <table:table-cell office:value-type="percentage" office:value="1" table:style-name="ce47">
            <text:p>100,0%</text:p>
          </table:table-cell>
          <table:table-cell office:value-type="float" office:value="77198" table:style-name="ce46">
            <text:p>77.198</text:p>
          </table:table-cell>
          <table:table-cell office:value-type="percentage" office:value="0.9740212221002561" table:style-name="ce47">
            <text:p>97,4%</text:p>
          </table:table-cell>
          <table:table-cell office:value-type="float" office:value="85059" table:style-name="ce46">
            <text:p>85.059</text:p>
          </table:table-cell>
          <table:table-cell office:value-type="percentage" office:value="0.93502253490161591" table:style-name="ce47">
            <text:p>93,5%</text:p>
          </table:table-cell>
          <table:table-cell office:value-type="float" office:value="89303" table:style-name="ce46">
            <text:p>89.303</text:p>
          </table:table-cell>
          <table:table-cell office:value-type="percentage" office:value="0.91700039019982338" table:style-name="ce47">
            <text:p>91,7%</text:p>
          </table:table-cell>
          <table:table-cell office:value-type="float" office:value="56562" table:style-name="ce46">
            <text:p>56.562</text:p>
          </table:table-cell>
          <table:table-cell office:value-type="percentage" office:value="0.84222281783257391" table:style-name="ce47">
            <text:p>84,2%</text:p>
          </table:table-cell>
          <table:table-cell office:value-type="float" office:value="43185" table:style-name="ce46">
            <text:p>43.185</text:p>
          </table:table-cell>
          <table:table-cell office:value-type="percentage" office:value="0.84887857999331673" table:style-name="ce47">
            <text:p>84,9%</text:p>
          </table:table-cell>
          <table:table-cell office:value-type="float" office:value="42623" table:style-name="ce46">
            <text:p>42.623</text:p>
          </table:table-cell>
          <table:table-cell office:value-type="percentage" office:value="0.94125830885762873" table:style-name="ce47">
            <text:p>94,1%</text:p>
          </table:table-cell>
          <table:table-cell office:value-type="float" office:value="492659" table:style-name="ce46">
            <text:p>492.659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7268442801796" table:style-name="ce47">
            <text:p>93,5%</text:p>
          </table:table-cell>
          <table:table-cell office:value-type="percentage" office:value="0.84409282881154102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65" table:style-name="ce46">
            <text:p>229.965</text:p>
          </table:table-cell>
          <table:table-cell office:value-type="percentage" office:value="1" table:style-name="ce47">
            <text:p>100,0%</text:p>
          </table:table-cell>
          <table:table-cell office:value-type="float" office:value="252280" table:style-name="ce46">
            <text:p>252.280</text:p>
          </table:table-cell>
          <table:table-cell office:value-type="percentage" office:value="1" table:style-name="ce47">
            <text:p>100,0%</text:p>
          </table:table-cell>
          <table:table-cell office:value-type="float" office:value="324457" table:style-name="ce46">
            <text:p>324.457</text:p>
          </table:table-cell>
          <table:table-cell office:value-type="percentage" office:value="0.99148644890799809" table:style-name="ce47">
            <text:p>99,1%</text:p>
          </table:table-cell>
          <table:table-cell office:value-type="float" office:value="357632" table:style-name="ce46">
            <text:p>357.632</text:p>
          </table:table-cell>
          <table:table-cell office:value-type="percentage" office:value="0.93816680351413817" table:style-name="ce47">
            <text:p>93,8%</text:p>
          </table:table-cell>
          <table:table-cell office:value-type="float" office:value="325599" table:style-name="ce46">
            <text:p>325.599</text:p>
          </table:table-cell>
          <table:table-cell office:value-type="percentage" office:value="0.90393445899800673" table:style-name="ce47">
            <text:p>90,4%</text:p>
          </table:table-cell>
          <table:table-cell office:value-type="float" office:value="217980" table:style-name="ce46">
            <text:p>217.980</text:p>
          </table:table-cell>
          <table:table-cell office:value-type="percentage" office:value="0.84194019358676253" table:style-name="ce47">
            <text:p>84,2%</text:p>
          </table:table-cell>
          <table:table-cell office:value-type="float" office:value="179764" table:style-name="ce46">
            <text:p>179.764</text:p>
          </table:table-cell>
          <table:table-cell office:value-type="percentage" office:value="0.84882825964802933" table:style-name="ce47">
            <text:p>84,9%</text:p>
          </table:table-cell>
          <table:table-cell office:value-type="float" office:value="154338" table:style-name="ce46">
            <text:p>154.338</text:p>
          </table:table-cell>
          <table:table-cell office:value-type="percentage" office:value="0.91759711768273111" table:style-name="ce47">
            <text:p>91,8%</text:p>
          </table:table-cell>
          <table:table-cell office:value-type="float" office:value="2042015" table:style-name="ce46">
            <text:p>2.042.015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08974522466004" table:style-name="ce47">
            <text:p>94,0%</text:p>
          </table:table-cell>
          <table:table-cell office:value-type="percentage" office:value="0.85559921044108289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97" table:style-name="ce46">
            <text:p>139.397</text:p>
          </table:table-cell>
          <table:table-cell office:value-type="percentage" office:value="1" table:style-name="ce47">
            <text:p>100,0%</text:p>
          </table:table-cell>
          <table:table-cell office:value-type="float" office:value="159873" table:style-name="ce46">
            <text:p>159.873</text:p>
          </table:table-cell>
          <table:table-cell office:value-type="percentage" office:value="1" table:style-name="ce47">
            <text:p>100,0%</text:p>
          </table:table-cell>
          <table:table-cell office:value-type="float" office:value="226017" table:style-name="ce46">
            <text:p>226.017</text:p>
          </table:table-cell>
          <table:table-cell office:value-type="percentage" office:value="0.99118090760783761" table:style-name="ce47">
            <text:p>99,1%</text:p>
          </table:table-cell>
          <table:table-cell office:value-type="float" office:value="290443" table:style-name="ce46">
            <text:p>290.443</text:p>
          </table:table-cell>
          <table:table-cell office:value-type="percentage" office:value="0.93267974066093573" table:style-name="ce47">
            <text:p>93,3%</text:p>
          </table:table-cell>
          <table:table-cell office:value-type="float" office:value="292066" table:style-name="ce46">
            <text:p>292.066</text:p>
          </table:table-cell>
          <table:table-cell office:value-type="percentage" office:value="0.88322582791270132" table:style-name="ce47">
            <text:p>88,3%</text:p>
          </table:table-cell>
          <table:table-cell office:value-type="float" office:value="211592" table:style-name="ce46">
            <text:p>211.592</text:p>
          </table:table-cell>
          <table:table-cell office:value-type="percentage" office:value="0.82091631070296522" table:style-name="ce47">
            <text:p>82,1%</text:p>
          </table:table-cell>
          <table:table-cell office:value-type="float" office:value="179843" table:style-name="ce46">
            <text:p>179.843</text:p>
          </table:table-cell>
          <table:table-cell office:value-type="percentage" office:value="0.82123091254475045" table:style-name="ce47">
            <text:p>82,1%</text:p>
          </table:table-cell>
          <table:table-cell office:value-type="float" office:value="158673" table:style-name="ce46">
            <text:p>158.673</text:p>
          </table:table-cell>
          <table:table-cell office:value-type="percentage" office:value="0.89234377108921581" table:style-name="ce47">
            <text:p>89,2%</text:p>
          </table:table-cell>
          <table:table-cell office:value-type="float" office:value="1657904" table:style-name="ce46">
            <text:p>1.657.904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290150995384567" table:style-name="ce47">
            <text:p>91,3%</text:p>
          </table:table-cell>
          <table:table-cell office:value-type="percentage" office:value="0.80926422005451382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893" table:style-name="ce46">
            <text:p>460.893</text:p>
          </table:table-cell>
          <table:table-cell office:value-type="percentage" office:value="1" table:style-name="ce47">
            <text:p>100,0%</text:p>
          </table:table-cell>
          <table:table-cell office:value-type="float" office:value="621766" table:style-name="ce46">
            <text:p>621.766</text:p>
          </table:table-cell>
          <table:table-cell office:value-type="percentage" office:value="0.9780254696918218" table:style-name="ce47">
            <text:p>97,8%</text:p>
          </table:table-cell>
          <table:table-cell office:value-type="float" office:value="809304" table:style-name="ce46">
            <text:p>809.304</text:p>
          </table:table-cell>
          <table:table-cell office:value-type="percentage" office:value="0.94934802295409648" table:style-name="ce47">
            <text:p>94,9%</text:p>
          </table:table-cell>
          <table:table-cell office:value-type="float" office:value="1043708" table:style-name="ce46">
            <text:p>1.043.708</text:p>
          </table:table-cell>
          <table:table-cell office:value-type="percentage" office:value="0.95107257966777869" table:style-name="ce47">
            <text:p>95,1%</text:p>
          </table:table-cell>
          <table:table-cell office:value-type="float" office:value="1164290" table:style-name="ce46">
            <text:p>1.164.290</text:p>
          </table:table-cell>
          <table:table-cell office:value-type="percentage" office:value="0.91278919351171672" table:style-name="ce47">
            <text:p>91,3%</text:p>
          </table:table-cell>
          <table:table-cell office:value-type="float" office:value="829489" table:style-name="ce46">
            <text:p>829.489</text:p>
          </table:table-cell>
          <table:table-cell office:value-type="percentage" office:value="0.8581263940212781" table:style-name="ce47">
            <text:p>85,8%</text:p>
          </table:table-cell>
          <table:table-cell office:value-type="float" office:value="695845" table:style-name="ce46">
            <text:p>695.845</text:p>
          </table:table-cell>
          <table:table-cell office:value-type="percentage" office:value="0.83932915907262418" table:style-name="ce47">
            <text:p>83,9%</text:p>
          </table:table-cell>
          <table:table-cell office:value-type="float" office:value="599218" table:style-name="ce46">
            <text:p>599.218</text:p>
          </table:table-cell>
          <table:table-cell office:value-type="percentage" office:value="0.89253950545383054" table:style-name="ce47">
            <text:p>89,3%</text:p>
          </table:table-cell>
          <table:table-cell office:value-type="float" office:value="6224513" table:style-name="ce46">
            <text:p>6.224.513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774300418700483" table:style-name="ce47">
            <text:p>91,8%</text:p>
          </table:table-cell>
          <table:table-cell office:value-type="percentage" office:value="0.81140760186113015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09" table:style-name="ce46">
            <text:p>298.009</text:p>
          </table:table-cell>
          <table:table-cell office:value-type="percentage" office:value="1" table:style-name="ce47">
            <text:p>100,0%</text:p>
          </table:table-cell>
          <table:table-cell office:value-type="float" office:value="436193" table:style-name="ce46">
            <text:p>436.193</text:p>
          </table:table-cell>
          <table:table-cell office:value-type="percentage" office:value="0.99185267045041114" table:style-name="ce47">
            <text:p>99,2%</text:p>
          </table:table-cell>
          <table:table-cell office:value-type="float" office:value="574357" table:style-name="ce46">
            <text:p>574.357</text:p>
          </table:table-cell>
          <table:table-cell office:value-type="percentage" office:value="0.96184646816491948" table:style-name="ce47">
            <text:p>96,2%</text:p>
          </table:table-cell>
          <table:table-cell office:value-type="float" office:value="721165" table:style-name="ce46">
            <text:p>721.165</text:p>
          </table:table-cell>
          <table:table-cell office:value-type="percentage" office:value="0.94604326928122406" table:style-name="ce47">
            <text:p>94,6%</text:p>
          </table:table-cell>
          <table:table-cell office:value-type="float" office:value="764794" table:style-name="ce46">
            <text:p>764.794</text:p>
          </table:table-cell>
          <table:table-cell office:value-type="percentage" office:value="0.90968606782495542" table:style-name="ce47">
            <text:p>91,0%</text:p>
          </table:table-cell>
          <table:table-cell office:value-type="float" office:value="528334" table:style-name="ce46">
            <text:p>528.334</text:p>
          </table:table-cell>
          <table:table-cell office:value-type="percentage" office:value="0.86058955468211706" table:style-name="ce47">
            <text:p>86,1%</text:p>
          </table:table-cell>
          <table:table-cell office:value-type="float" office:value="445364" table:style-name="ce46">
            <text:p>445.364</text:p>
          </table:table-cell>
          <table:table-cell office:value-type="percentage" office:value="0.86854027025603919" table:style-name="ce47">
            <text:p>86,9%</text:p>
          </table:table-cell>
          <table:table-cell office:value-type="float" office:value="396532" table:style-name="ce46">
            <text:p>396.532</text:p>
          </table:table-cell>
          <table:table-cell office:value-type="percentage" office:value="0.91626710785661636" table:style-name="ce47">
            <text:p>91,6%</text:p>
          </table:table-cell>
          <table:table-cell office:value-type="float" office:value="4164748" table:style-name="ce46">
            <text:p>4.164.748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14245198046497" table:style-name="ce47">
            <text:p>92,7%</text:p>
          </table:table-cell>
          <table:table-cell office:value-type="percentage" office:value="0.82518543028643498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94" table:style-name="ce46">
            <text:p>78.394</text:p>
          </table:table-cell>
          <table:table-cell office:value-type="percentage" office:value="1" table:style-name="ce47">
            <text:p>100,0%</text:p>
          </table:table-cell>
          <table:table-cell office:value-type="float" office:value="96130" table:style-name="ce46">
            <text:p>96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33392" table:style-name="ce46">
            <text:p>133.392</text:p>
          </table:table-cell>
          <table:table-cell office:value-type="percentage" office:value="1" table:style-name="ce47">
            <text:p>100,0%</text:p>
          </table:table-cell>
          <table:table-cell office:value-type="float" office:value="162244" table:style-name="ce46">
            <text:p>162.244</text:p>
          </table:table-cell>
          <table:table-cell office:value-type="percentage" office:value="0.96600834757342824" table:style-name="ce47">
            <text:p>96,6%</text:p>
          </table:table-cell>
          <table:table-cell office:value-type="float" office:value="147191" table:style-name="ce46">
            <text:p>147.191</text:p>
          </table:table-cell>
          <table:table-cell office:value-type="percentage" office:value="0.93433247003859432" table:style-name="ce47">
            <text:p>93,4%</text:p>
          </table:table-cell>
          <table:table-cell office:value-type="float" office:value="114554" table:style-name="ce46">
            <text:p>114.554</text:p>
          </table:table-cell>
          <table:table-cell office:value-type="percentage" office:value="0.88225689684385633" table:style-name="ce47">
            <text:p>88,2%</text:p>
          </table:table-cell>
          <table:table-cell office:value-type="float" office:value="95359" table:style-name="ce46">
            <text:p>95.359</text:p>
          </table:table-cell>
          <table:table-cell office:value-type="percentage" office:value="0.84759035073684963" table:style-name="ce47">
            <text:p>84,8%</text:p>
          </table:table-cell>
          <table:table-cell office:value-type="float" office:value="80660" table:style-name="ce46">
            <text:p>80.660</text:p>
          </table:table-cell>
          <table:table-cell office:value-type="percentage" office:value="0.94109136730098353" table:style-name="ce47">
            <text:p>94,1%</text:p>
          </table:table-cell>
          <table:table-cell office:value-type="float" office:value="907924" table:style-name="ce46">
            <text:p>907.92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82014759603739" table:style-name="ce47">
            <text:p>95,6%</text:p>
          </table:table-cell>
          <table:table-cell office:value-type="percentage" office:value="0.85815203984124744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90" table:style-name="ce46">
            <text:p>242.990</text:p>
          </table:table-cell>
          <table:table-cell office:value-type="percentage" office:value="1" table:style-name="ce47">
            <text:p>100,0%</text:p>
          </table:table-cell>
          <table:table-cell office:value-type="float" office:value="292275" table:style-name="ce46">
            <text:p>292.275</text:p>
          </table:table-cell>
          <table:table-cell office:value-type="percentage" office:value="1" table:style-name="ce47">
            <text:p>100,0%</text:p>
          </table:table-cell>
          <table:table-cell office:value-type="float" office:value="348098" table:style-name="ce46">
            <text:p>348.098</text:p>
          </table:table-cell>
          <table:table-cell office:value-type="percentage" office:value="0.98453471204810417" table:style-name="ce47">
            <text:p>98,5%</text:p>
          </table:table-cell>
          <table:table-cell office:value-type="float" office:value="393590" table:style-name="ce46">
            <text:p>393.590</text:p>
          </table:table-cell>
          <table:table-cell office:value-type="percentage" office:value="0.96185239491691099" table:style-name="ce47">
            <text:p>96,2%</text:p>
          </table:table-cell>
          <table:table-cell office:value-type="float" office:value="412153" table:style-name="ce46">
            <text:p>412.153</text:p>
          </table:table-cell>
          <table:table-cell office:value-type="percentage" office:value="0.93071039682772672" table:style-name="ce47">
            <text:p>93,1%</text:p>
          </table:table-cell>
          <table:table-cell office:value-type="float" office:value="268490" table:style-name="ce46">
            <text:p>268.490</text:p>
          </table:table-cell>
          <table:table-cell office:value-type="percentage" office:value="0.87003156209696753" table:style-name="ce47">
            <text:p>87,0%</text:p>
          </table:table-cell>
          <table:table-cell office:value-type="float" office:value="204057" table:style-name="ce46">
            <text:p>204.057</text:p>
          </table:table-cell>
          <table:table-cell office:value-type="percentage" office:value="0.88581015966174981" table:style-name="ce47">
            <text:p>88,6%</text:p>
          </table:table-cell>
          <table:table-cell office:value-type="float" office:value="176332" table:style-name="ce46">
            <text:p>176.332</text:p>
          </table:table-cell>
          <table:table-cell office:value-type="percentage" office:value="0.96175495243913078" table:style-name="ce47">
            <text:p>96,2%</text:p>
          </table:table-cell>
          <table:table-cell office:value-type="float" office:value="2337985" table:style-name="ce46">
            <text:p>2.337.98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89906710850047" table:style-name="ce47">
            <text:p>95,2%</text:p>
          </table:table-cell>
          <table:table-cell office:value-type="percentage" office:value="0.8669234328905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5" table:style-name="ce46">
            <text:p>23.455</text:p>
          </table:table-cell>
          <table:table-cell office:value-type="percentage" office:value="1" table:style-name="ce47">
            <text:p>100,0%</text:p>
          </table:table-cell>
          <table:table-cell office:value-type="float" office:value="28765" table:style-name="ce46">
            <text:p>28.765</text:p>
          </table:table-cell>
          <table:table-cell office:value-type="percentage" office:value="1" table:style-name="ce47">
            <text:p>100,0%</text:p>
          </table:table-cell>
          <table:table-cell office:value-type="float" office:value="38464" table:style-name="ce46">
            <text:p>38.464</text:p>
          </table:table-cell>
          <table:table-cell office:value-type="percentage" office:value="0.99611539856010778" table:style-name="ce47">
            <text:p>99,6%</text:p>
          </table:table-cell>
          <table:table-cell office:value-type="float" office:value="45857" table:style-name="ce46">
            <text:p>45.857</text:p>
          </table:table-cell>
          <table:table-cell office:value-type="percentage" office:value="0.9654105263157895" table:style-name="ce47">
            <text:p>96,5%</text:p>
          </table:table-cell>
          <table:table-cell office:value-type="float" office:value="48345" table:style-name="ce46">
            <text:p>48.345</text:p>
          </table:table-cell>
          <table:table-cell office:value-type="percentage" office:value="0.93467249245997985" table:style-name="ce47">
            <text:p>93,5%</text:p>
          </table:table-cell>
          <table:table-cell office:value-type="float" office:value="32372" table:style-name="ce46">
            <text:p>32.372</text:p>
          </table:table-cell>
          <table:table-cell office:value-type="percentage" office:value="0.87406847391726972" table:style-name="ce47">
            <text:p>87,4%</text:p>
          </table:table-cell>
          <table:table-cell office:value-type="float" office:value="25614" table:style-name="ce46">
            <text:p>25.614</text:p>
          </table:table-cell>
          <table:table-cell office:value-type="percentage" office:value="0.84910163760525093" table:style-name="ce47">
            <text:p>84,9%</text:p>
          </table:table-cell>
          <table:table-cell office:value-type="float" office:value="24904" table:style-name="ce46">
            <text:p>24.904</text:p>
          </table:table-cell>
          <table:table-cell office:value-type="percentage" office:value="0.95839907639022515" table:style-name="ce47">
            <text:p>95,8%</text:p>
          </table:table-cell>
          <table:table-cell office:value-type="float" office:value="267776" table:style-name="ce46">
            <text:p>267.776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131786030218946" table:style-name="ce47">
            <text:p>95,1%</text:p>
          </table:table-cell>
          <table:table-cell office:value-type="percentage" office:value="0.84692070239360351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91" table:style-name="ce46">
            <text:p>375.591</text:p>
          </table:table-cell>
          <table:table-cell office:value-type="percentage" office:value="1" table:style-name="ce47">
            <text:p>100,0%</text:p>
          </table:table-cell>
          <table:table-cell office:value-type="float" office:value="513458" table:style-name="ce46">
            <text:p>513.458</text:p>
          </table:table-cell>
          <table:table-cell office:value-type="percentage" office:value="0.97421117541030267" table:style-name="ce47">
            <text:p>97,4%</text:p>
          </table:table-cell>
          <table:table-cell office:value-type="float" office:value="694952" table:style-name="ce46">
            <text:p>694.952</text:p>
          </table:table-cell>
          <table:table-cell office:value-type="percentage" office:value="0.96459751991094556" table:style-name="ce47">
            <text:p>96,5%</text:p>
          </table:table-cell>
          <table:table-cell office:value-type="float" office:value="952069" table:style-name="ce46">
            <text:p>952.069</text:p>
          </table:table-cell>
          <table:table-cell office:value-type="percentage" office:value="0.96192002295508305" table:style-name="ce47">
            <text:p>96,2%</text:p>
          </table:table-cell>
          <table:table-cell office:value-type="float" office:value="1054783" table:style-name="ce46">
            <text:p>1.054.783</text:p>
          </table:table-cell>
          <table:table-cell office:value-type="percentage" office:value="0.91241599504512416" table:style-name="ce47">
            <text:p>91,2%</text:p>
          </table:table-cell>
          <table:table-cell office:value-type="float" office:value="782170" table:style-name="ce46">
            <text:p>782.170</text:p>
          </table:table-cell>
          <table:table-cell office:value-type="percentage" office:value="0.86826353952515645" table:style-name="ce47">
            <text:p>86,8%</text:p>
          </table:table-cell>
          <table:table-cell office:value-type="float" office:value="637277" table:style-name="ce46">
            <text:p>637.277</text:p>
          </table:table-cell>
          <table:table-cell office:value-type="percentage" office:value="0.8663869693307249" table:style-name="ce47">
            <text:p>86,6%</text:p>
          </table:table-cell>
          <table:table-cell office:value-type="float" office:value="496149" table:style-name="ce46">
            <text:p>496.149</text:p>
          </table:table-cell>
          <table:table-cell office:value-type="percentage" office:value="0.86930826646108561" table:style-name="ce47">
            <text:p>86,9%</text:p>
          </table:table-cell>
          <table:table-cell office:value-type="float" office:value="5506449" table:style-name="ce46">
            <text:p>5.506.449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221300344939161" table:style-name="ce47">
            <text:p>92,2%</text:p>
          </table:table-cell>
          <table:table-cell office:value-type="percentage" office:value="0.81506648777914414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73" table:style-name="ce46">
            <text:p>74.273</text:p>
          </table:table-cell>
          <table:table-cell office:value-type="percentage" office:value="1" table:style-name="ce47">
            <text:p>100,0%</text:p>
          </table:table-cell>
          <table:table-cell office:value-type="float" office:value="103959" table:style-name="ce46">
            <text:p>103.959</text:p>
          </table:table-cell>
          <table:table-cell office:value-type="percentage" office:value="1" table:style-name="ce47">
            <text:p>100,0%</text:p>
          </table:table-cell>
          <table:table-cell office:value-type="float" office:value="149891" table:style-name="ce46">
            <text:p>149.891</text:p>
          </table:table-cell>
          <table:table-cell office:value-type="percentage" office:value="0.97622784793638184" table:style-name="ce47">
            <text:p>97,6%</text:p>
          </table:table-cell>
          <table:table-cell office:value-type="float" office:value="209858" table:style-name="ce46">
            <text:p>209.858</text:p>
          </table:table-cell>
          <table:table-cell office:value-type="percentage" office:value="0.96219676024630563" table:style-name="ce47">
            <text:p>96,2%</text:p>
          </table:table-cell>
          <table:table-cell office:value-type="float" office:value="236551" table:style-name="ce46">
            <text:p>236.551</text:p>
          </table:table-cell>
          <table:table-cell office:value-type="percentage" office:value="0.93695438629846162" table:style-name="ce47">
            <text:p>93,7%</text:p>
          </table:table-cell>
          <table:table-cell office:value-type="float" office:value="174542" table:style-name="ce46">
            <text:p>174.542</text:p>
          </table:table-cell>
          <table:table-cell office:value-type="percentage" office:value="0.87676944251886235" table:style-name="ce47">
            <text:p>87,7%</text:p>
          </table:table-cell>
          <table:table-cell office:value-type="float" office:value="150034" table:style-name="ce46">
            <text:p>150.034</text:p>
          </table:table-cell>
          <table:table-cell office:value-type="percentage" office:value="0.86256676191078485" table:style-name="ce47">
            <text:p>86,3%</text:p>
          </table:table-cell>
          <table:table-cell office:value-type="float" office:value="131198" table:style-name="ce46">
            <text:p>131.198</text:p>
          </table:table-cell>
          <table:table-cell office:value-type="percentage" office:value="0.90721635227084141" table:style-name="ce47">
            <text:p>90,7%</text:p>
          </table:table-cell>
          <table:table-cell office:value-type="float" office:value="1230306" table:style-name="ce46">
            <text:p>1.230.30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373780181449195" table:style-name="ce47">
            <text:p>93,4%</text:p>
          </table:table-cell>
          <table:table-cell office:value-type="percentage" office:value="0.81311579854547955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2" table:style-name="ce46">
            <text:p>55.992</text:p>
          </table:table-cell>
          <table:table-cell office:value-type="percentage" office:value="0.98855932203389829" table:style-name="ce47">
            <text:p>98,9%</text:p>
          </table:table-cell>
          <table:table-cell office:value-type="float" office:value="72601" table:style-name="ce46">
            <text:p>72.601</text:p>
          </table:table-cell>
          <table:table-cell office:value-type="percentage" office:value="0.95944231531650592" table:style-name="ce47">
            <text:p>95,9%</text:p>
          </table:table-cell>
          <table:table-cell office:value-type="float" office:value="92486" table:style-name="ce46">
            <text:p>92.486</text:p>
          </table:table-cell>
          <table:table-cell office:value-type="percentage" office:value="0.94665192736801163" table:style-name="ce47">
            <text:p>94,7%</text:p>
          </table:table-cell>
          <table:table-cell office:value-type="float" office:value="96498" table:style-name="ce46">
            <text:p>96.498</text:p>
          </table:table-cell>
          <table:table-cell office:value-type="percentage" office:value="0.91274367923725208" table:style-name="ce47">
            <text:p>91,3%</text:p>
          </table:table-cell>
          <table:table-cell office:value-type="float" office:value="65825" table:style-name="ce46">
            <text:p>65.825</text:p>
          </table:table-cell>
          <table:table-cell office:value-type="percentage" office:value="0.8578894550952052" table:style-name="ce47">
            <text:p>85,8%</text:p>
          </table:table-cell>
          <table:table-cell office:value-type="float" office:value="59716" table:style-name="ce46">
            <text:p>59.716</text:p>
          </table:table-cell>
          <table:table-cell office:value-type="percentage" office:value="0.86793988546844569" table:style-name="ce47">
            <text:p>86,8%</text:p>
          </table:table-cell>
          <table:table-cell office:value-type="float" office:value="52544" table:style-name="ce46">
            <text:p>52.544</text:p>
          </table:table-cell>
          <table:table-cell office:value-type="percentage" office:value="0.91347507866692168" table:style-name="ce47">
            <text:p>91,3%</text:p>
          </table:table-cell>
          <table:table-cell office:value-type="float" office:value="538234" table:style-name="ce46">
            <text:p>538.234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71134176988279" table:style-name="ce47">
            <text:p>92,8%</text:p>
          </table:table-cell>
          <table:table-cell office:value-type="percentage" office:value="0.81841515447332491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30" table:style-name="ce46">
            <text:p>164.730</text:p>
          </table:table-cell>
          <table:table-cell office:value-type="percentage" office:value="1" table:style-name="ce47">
            <text:p>100,0%</text:p>
          </table:table-cell>
          <table:table-cell office:value-type="float" office:value="214377" table:style-name="ce46">
            <text:p>214.377</text:p>
          </table:table-cell>
          <table:table-cell office:value-type="percentage" office:value="0.99080724328221625" table:style-name="ce47">
            <text:p>99,1%</text:p>
          </table:table-cell>
          <table:table-cell office:value-type="float" office:value="280164" table:style-name="ce46">
            <text:p>280.164</text:p>
          </table:table-cell>
          <table:table-cell office:value-type="percentage" office:value="0.98592709114135202" table:style-name="ce47">
            <text:p>98,6%</text:p>
          </table:table-cell>
          <table:table-cell office:value-type="float" office:value="326936" table:style-name="ce46">
            <text:p>326.936</text:p>
          </table:table-cell>
          <table:table-cell office:value-type="percentage" office:value="0.96879398578231357" table:style-name="ce47">
            <text:p>96,9%</text:p>
          </table:table-cell>
          <table:table-cell office:value-type="float" office:value="326148" table:style-name="ce46">
            <text:p>326.148</text:p>
          </table:table-cell>
          <table:table-cell office:value-type="percentage" office:value="0.93703456835524501" table:style-name="ce47">
            <text:p>93,7%</text:p>
          </table:table-cell>
          <table:table-cell office:value-type="float" office:value="211570" table:style-name="ce46">
            <text:p>211.570</text:p>
          </table:table-cell>
          <table:table-cell office:value-type="percentage" office:value="0.89031497885412503" table:style-name="ce47">
            <text:p>89,0%</text:p>
          </table:table-cell>
          <table:table-cell office:value-type="float" office:value="174794" table:style-name="ce46">
            <text:p>174.794</text:p>
          </table:table-cell>
          <table:table-cell office:value-type="percentage" office:value="0.87741384935873301" table:style-name="ce47">
            <text:p>87,7%</text:p>
          </table:table-cell>
          <table:table-cell office:value-type="float" office:value="159106" table:style-name="ce46">
            <text:p>159.106</text:p>
          </table:table-cell>
          <table:table-cell office:value-type="percentage" office:value="0.9206617404537748" table:style-name="ce47">
            <text:p>92,1%</text:p>
          </table:table-cell>
          <table:table-cell office:value-type="float" office:value="1857825" table:style-name="ce46">
            <text:p>1.857.825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17115432120547" table:style-name="ce47">
            <text:p>95,0%</text:p>
          </table:table-cell>
          <table:table-cell office:value-type="percentage" office:value="0.84990996876355274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7" table:style-name="ce46">
            <text:p>4.097</text:p>
          </table:table-cell>
          <table:table-cell office:value-type="percentage" office:value="0.9302906448683016" table:style-name="ce47">
            <text:p>93,0%</text:p>
          </table:table-cell>
          <table:table-cell office:value-type="float" office:value="8052" table:style-name="ce46">
            <text:p>8.052</text:p>
          </table:table-cell>
          <table:table-cell office:value-type="percentage" office:value="0.9667427062072278" table:style-name="ce47">
            <text:p>96,7%</text:p>
          </table:table-cell>
          <table:table-cell office:value-type="float" office:value="10974" table:style-name="ce46">
            <text:p>10.974</text:p>
          </table:table-cell>
          <table:table-cell office:value-type="percentage" office:value="0.94955438262524872" table:style-name="ce47">
            <text:p>95,0%</text:p>
          </table:table-cell>
          <table:table-cell office:value-type="float" office:value="11556" table:style-name="ce46">
            <text:p>11.556</text:p>
          </table:table-cell>
          <table:table-cell office:value-type="percentage" office:value="0.93517844136926442" table:style-name="ce47">
            <text:p>93,5%</text:p>
          </table:table-cell>
          <table:table-cell office:value-type="float" office:value="9696" table:style-name="ce46">
            <text:p>9.696</text:p>
          </table:table-cell>
          <table:table-cell office:value-type="percentage" office:value="0.85060092990613212" table:style-name="ce47">
            <text:p>85,1%</text:p>
          </table:table-cell>
          <table:table-cell office:value-type="float" office:value="9753" table:style-name="ce46">
            <text:p>9.753</text:p>
          </table:table-cell>
          <table:table-cell office:value-type="percentage" office:value="0.89765301426599176" table:style-name="ce47">
            <text:p>89,8%</text:p>
          </table:table-cell>
          <table:table-cell office:value-type="float" office:value="9532" table:style-name="ce46">
            <text:p>9.532</text:p>
          </table:table-cell>
          <table:table-cell office:value-type="percentage" office:value="1.0270444995151384" table:style-name="ce47">
            <text:p>102,7%</text:p>
          </table:table-cell>
          <table:table-cell office:value-type="float" office:value="66163" table:style-name="ce46">
            <text:p>66.163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149277055850432" table:style-name="ce47">
            <text:p>93,1%</text:p>
          </table:table-cell>
          <table:table-cell office:value-type="percentage" office:value="0.79220996922782183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2" table:style-name="ce46">
            <text:p>3.432</text:p>
          </table:table-cell>
          <table:table-cell office:value-type="percentage" office:value="0.9024454378122535" table:style-name="ce47">
            <text:p>90,2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3803872579637726" table:style-name="ce47">
            <text:p>93,8%</text:p>
          </table:table-cell>
          <table:table-cell office:value-type="float" office:value="10154" table:style-name="ce46">
            <text:p>10.154</text:p>
          </table:table-cell>
          <table:table-cell office:value-type="percentage" office:value="0.94009813906119799" table:style-name="ce47">
            <text:p>94,0%</text:p>
          </table:table-cell>
          <table:table-cell office:value-type="float" office:value="10654" table:style-name="ce46">
            <text:p>10.654</text:p>
          </table:table-cell>
          <table:table-cell office:value-type="percentage" office:value="0.97537306600750706" table:style-name="ce47">
            <text:p>97,5%</text:p>
          </table:table-cell>
          <table:table-cell office:value-type="float" office:value="9249" table:style-name="ce46">
            <text:p>9.249</text:p>
          </table:table-cell>
          <table:table-cell office:value-type="percentage" office:value="0.84450328707085465" table:style-name="ce47">
            <text:p>84,5%</text:p>
          </table:table-cell>
          <table:table-cell office:value-type="float" office:value="9599" table:style-name="ce46">
            <text:p>9.599</text:p>
          </table:table-cell>
          <table:table-cell office:value-type="percentage" office:value="0.82105893422290654" table:style-name="ce47">
            <text:p>82,1%</text:p>
          </table:table-cell>
          <table:table-cell office:value-type="float" office:value="8682" table:style-name="ce46">
            <text:p>8.682</text:p>
          </table:table-cell>
          <table:table-cell office:value-type="percentage" office:value="0.90626304801670143" table:style-name="ce47">
            <text:p>90,6%</text:p>
          </table:table-cell>
          <table:table-cell office:value-type="float" office:value="61378" table:style-name="ce46">
            <text:p>61.37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910057715407377" table:style-name="ce47">
            <text:p>89,9%</text:p>
          </table:table-cell>
          <table:table-cell office:value-type="percentage" office:value="0.73049915498321871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700" table:style-name="ce46">
            <text:p>3.700</text:p>
          </table:table-cell>
          <table:table-cell office:value-type="string" table:style-name="ce47">
            <text:p>-</text:p>
          </table:table-cell>
          <table:table-cell office:value-type="float" office:value="9711" table:style-name="ce46">
            <text:p>9.711</text:p>
          </table:table-cell>
          <table:table-cell office:value-type="string" table:style-name="ce47">
            <text:p>-</text:p>
          </table:table-cell>
          <table:table-cell office:value-type="float" office:value="22761" table:style-name="ce46">
            <text:p>22.761</text:p>
          </table:table-cell>
          <table:table-cell office:value-type="string" table:style-name="ce47">
            <text:p>-</text:p>
          </table:table-cell>
          <table:table-cell office:value-type="float" office:value="32904" table:style-name="ce46">
            <text:p>32.904</text:p>
          </table:table-cell>
          <table:table-cell office:value-type="string" table:style-name="ce47">
            <text:p>-</text:p>
          </table:table-cell>
          <table:table-cell office:value-type="float" office:value="25065" table:style-name="ce46">
            <text:p>25.065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20" table:style-name="ce46">
            <text:p>95.42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3" table:style-name="ce49">
            <text:p>313</text:p>
          </table:table-cell>
          <table:table-cell office:value-type="string" table:style-name="ce50">
            <text:p>-</text:p>
          </table:table-cell>
          <table:table-cell office:value-type="float" office:value="911" table:style-name="ce49">
            <text:p>911</text:p>
          </table:table-cell>
          <table:table-cell office:value-type="string" table:style-name="ce50">
            <text:p>-</text:p>
          </table:table-cell>
          <table:table-cell office:value-type="float" office:value="1912" table:style-name="ce49">
            <text:p>1.912</text:p>
          </table:table-cell>
          <table:table-cell office:value-type="string" table:style-name="ce50">
            <text:p>-</text:p>
          </table:table-cell>
          <table:table-cell office:value-type="float" office:value="2365" table:style-name="ce49">
            <text:p>2.365</text:p>
          </table:table-cell>
          <table:table-cell office:value-type="string" table:style-name="ce50">
            <text:p>-</text:p>
          </table:table-cell>
          <table:table-cell office:value-type="float" office:value="2085" table:style-name="ce49">
            <text:p>2.085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37" table:style-name="ce49">
            <text:p>7.93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106" table:style-name="ce53">
            <text:p>2.950.106</text:p>
          </table:table-cell>
          <table:table-cell office:value-type="percentage" office:value="1" table:style-name="ce54">
            <text:p>100,0%</text:p>
          </table:table-cell>
          <table:table-cell office:value-type="float" office:value="3965176" table:style-name="ce53">
            <text:p>3.965.176</text:p>
          </table:table-cell>
          <table:table-cell office:value-type="percentage" office:value="0.99208047179401471" table:style-name="ce54">
            <text:p>99,2%</text:p>
          </table:table-cell>
          <table:table-cell office:value-type="float" office:value="5330899" table:style-name="ce53">
            <text:p>5.330.899</text:p>
          </table:table-cell>
          <table:table-cell office:value-type="percentage" office:value="0.96790633408743454" table:style-name="ce54">
            <text:p>96,8%</text:p>
          </table:table-cell>
          <table:table-cell office:value-type="float" office:value="6761864" table:style-name="ce53">
            <text:p>6.761.864</text:p>
          </table:table-cell>
          <table:table-cell office:value-type="percentage" office:value="0.94840606509601932" table:style-name="ce54">
            <text:p>94,8%</text:p>
          </table:table-cell>
          <table:table-cell office:value-type="float" office:value="7120453" table:style-name="ce53">
            <text:p>7.120.453</text:p>
          </table:table-cell>
          <table:table-cell office:value-type="percentage" office:value="0.91091568323029037" table:style-name="ce54">
            <text:p>91,1%</text:p>
          </table:table-cell>
          <table:table-cell office:value-type="float" office:value="5108837" table:style-name="ce53">
            <text:p>5.108.837</text:p>
          </table:table-cell>
          <table:table-cell office:value-type="percentage" office:value="0.85978118552276839" table:style-name="ce54">
            <text:p>86,0%</text:p>
          </table:table-cell>
          <table:table-cell office:value-type="float" office:value="4225842" table:style-name="ce53">
            <text:p>4.225.842</text:p>
          </table:table-cell>
          <table:table-cell office:value-type="percentage" office:value="0.85810780763127192" table:style-name="ce54">
            <text:p>85,8%</text:p>
          </table:table-cell>
          <table:table-cell office:value-type="float" office:value="3617259" table:style-name="ce53">
            <text:p>3.617.259</text:p>
          </table:table-cell>
          <table:table-cell office:value-type="percentage" office:value="0.90795519635980459" table:style-name="ce54">
            <text:p>90,8%</text:p>
          </table:table-cell>
          <table:table-cell office:value-type="float" office:value="39080436" table:style-name="ce53">
            <text:p>39.080.43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640524898961207" table:style-name="ce54">
            <text:p>92,6%</text:p>
          </table:table-cell>
          <table:table-cell office:value-type="percentage" office:value="0.82450443732662104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05" table:style-name="ce43">
            <text:p>430.305</text:p>
          </table:table-cell>
          <table:table-cell office:value-type="percentage" office:value="1" table:style-name="ce44">
            <text:p>100,0%</text:p>
          </table:table-cell>
          <table:table-cell office:value-type="float" office:value="652227" table:style-name="ce43">
            <text:p>652.227</text:p>
          </table:table-cell>
          <table:table-cell office:value-type="percentage" office:value="0.99679668909697505" table:style-name="ce44">
            <text:p>99,7%</text:p>
          </table:table-cell>
          <table:table-cell office:value-type="float" office:value="929427" table:style-name="ce43">
            <text:p>929.427</text:p>
          </table:table-cell>
          <table:table-cell office:value-type="percentage" office:value="0.96994246677986162" table:style-name="ce44">
            <text:p>97,0%</text:p>
          </table:table-cell>
          <table:table-cell office:value-type="float" office:value="1217491" table:style-name="ce43">
            <text:p>1.217.491</text:p>
          </table:table-cell>
          <table:table-cell office:value-type="percentage" office:value="0.9455572460509587" table:style-name="ce44">
            <text:p>94,6%</text:p>
          </table:table-cell>
          <table:table-cell office:value-type="float" office:value="1258300" table:style-name="ce43">
            <text:p>1.258.300</text:p>
          </table:table-cell>
          <table:table-cell office:value-type="percentage" office:value="0.90895562926919471" table:style-name="ce44">
            <text:p>90,9%</text:p>
          </table:table-cell>
          <table:table-cell office:value-type="float" office:value="939448" table:style-name="ce43">
            <text:p>939.448</text:p>
          </table:table-cell>
          <table:table-cell office:value-type="percentage" office:value="0.85266928850135193" table:style-name="ce44">
            <text:p>85,3%</text:p>
          </table:table-cell>
          <table:table-cell office:value-type="float" office:value="778785" table:style-name="ce43">
            <text:p>778.785</text:p>
          </table:table-cell>
          <table:table-cell office:value-type="percentage" office:value="0.84091880895615212" table:style-name="ce44">
            <text:p>84,1%</text:p>
          </table:table-cell>
          <table:table-cell office:value-type="float" office:value="687810" table:style-name="ce43">
            <text:p>687.810</text:p>
          </table:table-cell>
          <table:table-cell office:value-type="percentage" office:value="0.889970317501805" table:style-name="ce44">
            <text:p>89,0%</text:p>
          </table:table-cell>
          <table:table-cell office:value-type="float" office:value="6893793" table:style-name="ce43">
            <text:p>6.893.793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819238266357039" table:style-name="ce44">
            <text:p>91,8%</text:p>
          </table:table-cell>
          <table:table-cell office:value-type="percentage" office:value="0.81082298887454884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5" table:style-name="ce46">
            <text:p>100.465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6" table:style-name="ce46">
            <text:p>119.106</text:p>
          </table:table-cell>
          <table:table-cell office:value-type="percentage" office:value="0.9956614420062696" table:style-name="ce47">
            <text:p>99,6%</text:p>
          </table:table-cell>
          <table:table-cell office:value-type="float" office:value="154195" table:style-name="ce46">
            <text:p>154.195</text:p>
          </table:table-cell>
          <table:table-cell office:value-type="percentage" office:value="0.95589238112950226" table:style-name="ce47">
            <text:p>95,6%</text:p>
          </table:table-cell>
          <table:table-cell office:value-type="float" office:value="186334" table:style-name="ce46">
            <text:p>186.334</text:p>
          </table:table-cell>
          <table:table-cell office:value-type="percentage" office:value="0.92717320993183061" table:style-name="ce47">
            <text:p>92,7%</text:p>
          </table:table-cell>
          <table:table-cell office:value-type="float" office:value="189116" table:style-name="ce46">
            <text:p>189.116</text:p>
          </table:table-cell>
          <table:table-cell office:value-type="percentage" office:value="0.88522119295814861" table:style-name="ce47">
            <text:p>88,5%</text:p>
          </table:table-cell>
          <table:table-cell office:value-type="float" office:value="127725" table:style-name="ce46">
            <text:p>127.725</text:p>
          </table:table-cell>
          <table:table-cell office:value-type="percentage" office:value="0.80696622398564555" table:style-name="ce47">
            <text:p>80,7%</text:p>
          </table:table-cell>
          <table:table-cell office:value-type="float" office:value="105947" table:style-name="ce46">
            <text:p>105.947</text:p>
          </table:table-cell>
          <table:table-cell office:value-type="percentage" office:value="0.81000474013364121" table:style-name="ce47">
            <text:p>81,0%</text:p>
          </table:table-cell>
          <table:table-cell office:value-type="float" office:value="89837" table:style-name="ce46">
            <text:p>89.837</text:p>
          </table:table-cell>
          <table:table-cell office:value-type="percentage" office:value="0.83930790287470691" table:style-name="ce47">
            <text:p>83,9%</text:p>
          </table:table-cell>
          <table:table-cell office:value-type="float" office:value="1072725" table:style-name="ce46">
            <text:p>1.072.725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189825526648548" table:style-name="ce47">
            <text:p>90,2%</text:p>
          </table:table-cell>
          <table:table-cell office:value-type="percentage" office:value="0.80587364297932662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20" table:style-name="ce46">
            <text:p>8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14130" table:style-name="ce46">
            <text:p>114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47884" table:style-name="ce46">
            <text:p>147.884</text:p>
          </table:table-cell>
          <table:table-cell office:value-type="percentage" office:value="0.97298506480689517" table:style-name="ce47">
            <text:p>97,3%</text:p>
          </table:table-cell>
          <table:table-cell office:value-type="float" office:value="153038" table:style-name="ce46">
            <text:p>153.038</text:p>
          </table:table-cell>
          <table:table-cell office:value-type="percentage" office:value="0.9441952579851064" table:style-name="ce47">
            <text:p>94,4%</text:p>
          </table:table-cell>
          <table:table-cell office:value-type="float" office:value="150816" table:style-name="ce46">
            <text:p>150.816</text:p>
          </table:table-cell>
          <table:table-cell office:value-type="percentage" office:value="0.90896817743490843" table:style-name="ce47">
            <text:p>90,9%</text:p>
          </table:table-cell>
          <table:table-cell office:value-type="float" office:value="90782" table:style-name="ce46">
            <text:p>90.782</text:p>
          </table:table-cell>
          <table:table-cell office:value-type="percentage" office:value="0.83599930012616142" table:style-name="ce47">
            <text:p>83,6%</text:p>
          </table:table-cell>
          <table:table-cell office:value-type="float" office:value="66372" table:style-name="ce46">
            <text:p>66.372</text:p>
          </table:table-cell>
          <table:table-cell office:value-type="percentage" office:value="0.83758612856818349" table:style-name="ce47">
            <text:p>83,8%</text:p>
          </table:table-cell>
          <table:table-cell office:value-type="float" office:value="60563" table:style-name="ce46">
            <text:p>60.563</text:p>
          </table:table-cell>
          <table:table-cell office:value-type="percentage" office:value="0.9280832413877651" table:style-name="ce47">
            <text:p>92,8%</text:p>
          </table:table-cell>
          <table:table-cell office:value-type="float" office:value="871905" table:style-name="ce46">
            <text:p>871.905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08185420555923" table:style-name="ce47">
            <text:p>93,7%</text:p>
          </table:table-cell>
          <table:table-cell office:value-type="percentage" office:value="0.8608100196566455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9" table:style-name="ce46">
            <text:p>51.259</text:p>
          </table:table-cell>
          <table:table-cell office:value-type="percentage" office:value="0.95573620718587438" table:style-name="ce47">
            <text:p>95,6%</text:p>
          </table:table-cell>
          <table:table-cell office:value-type="float" office:value="79434" table:style-name="ce46">
            <text:p>79.434</text:p>
          </table:table-cell>
          <table:table-cell office:value-type="percentage" office:value="0.9105853222367426" table:style-name="ce47">
            <text:p>91,1%</text:p>
          </table:table-cell>
          <table:table-cell office:value-type="float" office:value="111237" table:style-name="ce46">
            <text:p>111.237</text:p>
          </table:table-cell>
          <table:table-cell office:value-type="percentage" office:value="0.87317984504643109" table:style-name="ce47">
            <text:p>87,3%</text:p>
          </table:table-cell>
          <table:table-cell office:value-type="float" office:value="151779" table:style-name="ce46">
            <text:p>151.779</text:p>
          </table:table-cell>
          <table:table-cell office:value-type="percentage" office:value="0.85505442008247512" table:style-name="ce47">
            <text:p>85,5%</text:p>
          </table:table-cell>
          <table:table-cell office:value-type="float" office:value="171029" table:style-name="ce46">
            <text:p>171.029</text:p>
          </table:table-cell>
          <table:table-cell office:value-type="percentage" office:value="0.78952373478347171" table:style-name="ce47">
            <text:p>79,0%</text:p>
          </table:table-cell>
          <table:table-cell office:value-type="float" office:value="131340" table:style-name="ce46">
            <text:p>131.340</text:p>
          </table:table-cell>
          <table:table-cell office:value-type="percentage" office:value="0.71362206392932237" table:style-name="ce47">
            <text:p>71,4%</text:p>
          </table:table-cell>
          <table:table-cell office:value-type="float" office:value="101052" table:style-name="ce46">
            <text:p>101.052</text:p>
          </table:table-cell>
          <table:table-cell office:value-type="percentage" office:value="0.73646083097082637" table:style-name="ce47">
            <text:p>73,6%</text:p>
          </table:table-cell>
          <table:table-cell office:value-type="float" office:value="78675" table:style-name="ce46">
            <text:p>78.675</text:p>
          </table:table-cell>
          <table:table-cell office:value-type="percentage" office:value="0.79041753737341258" table:style-name="ce47">
            <text:p>79,0%</text:p>
          </table:table-cell>
          <table:table-cell office:value-type="float" office:value="875805" table:style-name="ce46">
            <text:p>875.805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854460033216791" table:style-name="ce47">
            <text:p>80,9%</text:p>
          </table:table-cell>
          <table:table-cell office:value-type="percentage" office:value="0.71800536984279884" table:style-name="ce47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63" table:style-name="ce46">
            <text:p>92.463</text:p>
          </table:table-cell>
          <table:table-cell office:value-type="percentage" office:value="0.9212949124170503" table:style-name="ce47">
            <text:p>92,1%</text:p>
          </table:table-cell>
          <table:table-cell office:value-type="float" office:value="151190" table:style-name="ce46">
            <text:p>151.190</text:p>
          </table:table-cell>
          <table:table-cell office:value-type="percentage" office:value="0.90291795563943" table:style-name="ce47">
            <text:p>90,3%</text:p>
          </table:table-cell>
          <table:table-cell office:value-type="float" office:value="222962" table:style-name="ce46">
            <text:p>222.962</text:p>
          </table:table-cell>
          <table:table-cell office:value-type="percentage" office:value="0.88633499632287172" table:style-name="ce47">
            <text:p>88,6%</text:p>
          </table:table-cell>
          <table:table-cell office:value-type="float" office:value="321458" table:style-name="ce46">
            <text:p>321.458</text:p>
          </table:table-cell>
          <table:table-cell office:value-type="percentage" office:value="0.87294125953504031" table:style-name="ce47">
            <text:p>87,3%</text:p>
          </table:table-cell>
          <table:table-cell office:value-type="float" office:value="318734" table:style-name="ce46">
            <text:p>318.734</text:p>
          </table:table-cell>
          <table:table-cell office:value-type="percentage" office:value="0.80875401225561716" table:style-name="ce47">
            <text:p>80,9%</text:p>
          </table:table-cell>
          <table:table-cell office:value-type="float" office:value="229703" table:style-name="ce46">
            <text:p>229.703</text:p>
          </table:table-cell>
          <table:table-cell office:value-type="percentage" office:value="0.73419910375820652" table:style-name="ce47">
            <text:p>73,4%</text:p>
          </table:table-cell>
          <table:table-cell office:value-type="float" office:value="186703" table:style-name="ce46">
            <text:p>186.703</text:p>
          </table:table-cell>
          <table:table-cell office:value-type="percentage" office:value="0.73311448888958697" table:style-name="ce47">
            <text:p>73,3%</text:p>
          </table:table-cell>
          <table:table-cell office:value-type="float" office:value="154396" table:style-name="ce46">
            <text:p>154.396</text:p>
          </table:table-cell>
          <table:table-cell office:value-type="percentage" office:value="0.83790193471359187" table:style-name="ce47">
            <text:p>83,8%</text:p>
          </table:table-cell>
          <table:table-cell office:value-type="float" office:value="1677609" table:style-name="ce46">
            <text:p>1.677.609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498071072080681" table:style-name="ce47">
            <text:p>82,5%</text:p>
          </table:table-cell>
          <table:table-cell office:value-type="percentage" office:value="0.74747467996572758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8" table:style-name="ce46">
            <text:p>56.008</text:p>
          </table:table-cell>
          <table:table-cell office:value-type="percentage" office:value="1" table:style-name="ce47">
            <text:p>100,0%</text:p>
          </table:table-cell>
          <table:table-cell office:value-type="float" office:value="76780" table:style-name="ce46">
            <text:p>76.780</text:p>
          </table:table-cell>
          <table:table-cell office:value-type="percentage" office:value="0.96874723999142032" table:style-name="ce47">
            <text:p>96,9%</text:p>
          </table:table-cell>
          <table:table-cell office:value-type="float" office:value="84595" table:style-name="ce46">
            <text:p>84.595</text:p>
          </table:table-cell>
          <table:table-cell office:value-type="percentage" office:value="0.92992195229196439" table:style-name="ce47">
            <text:p>93,0%</text:p>
          </table:table-cell>
          <table:table-cell office:value-type="float" office:value="88561" table:style-name="ce46">
            <text:p>88.561</text:p>
          </table:table-cell>
          <table:table-cell office:value-type="percentage" office:value="0.90938122522744547" table:style-name="ce47">
            <text:p>90,9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0.83111468477322137" table:style-name="ce47">
            <text:p>83,1%</text:p>
          </table:table-cell>
          <table:table-cell office:value-type="float" office:value="42310" table:style-name="ce46">
            <text:p>42.310</text:p>
          </table:table-cell>
          <table:table-cell office:value-type="percentage" office:value="0.83167888663927825" table:style-name="ce47">
            <text:p>83,2%</text:p>
          </table:table-cell>
          <table:table-cell office:value-type="float" office:value="41200" table:style-name="ce46">
            <text:p>41.200</text:p>
          </table:table-cell>
          <table:table-cell office:value-type="percentage" office:value="0.90983371243071354" table:style-name="ce47">
            <text:p>91,0%</text:p>
          </table:table-cell>
          <table:table-cell office:value-type="float" office:value="487472" table:style-name="ce46">
            <text:p>487.47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488549734186865" table:style-name="ce47">
            <text:p>92,5%</text:p>
          </table:table-cell>
          <table:table-cell office:value-type="percentage" office:value="0.83520572941206705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74" table:style-name="ce46">
            <text:p>227.974</text:p>
          </table:table-cell>
          <table:table-cell office:value-type="percentage" office:value="1" table:style-name="ce47">
            <text:p>100,0%</text:p>
          </table:table-cell>
          <table:table-cell office:value-type="float" office:value="250468" table:style-name="ce46">
            <text:p>250.468</text:p>
          </table:table-cell>
          <table:table-cell office:value-type="percentage" office:value="1" table:style-name="ce47">
            <text:p>100,0%</text:p>
          </table:table-cell>
          <table:table-cell office:value-type="float" office:value="322297" table:style-name="ce46">
            <text:p>322.297</text:p>
          </table:table-cell>
          <table:table-cell office:value-type="percentage" office:value="0.98488584935353851" table:style-name="ce47">
            <text:p>98,5%</text:p>
          </table:table-cell>
          <table:table-cell office:value-type="float" office:value="353103" table:style-name="ce46">
            <text:p>353.103</text:p>
          </table:table-cell>
          <table:table-cell office:value-type="percentage" office:value="0.92628599460130168" table:style-name="ce47">
            <text:p>92,6%</text:p>
          </table:table-cell>
          <table:table-cell office:value-type="float" office:value="321055" table:style-name="ce46">
            <text:p>321.055</text:p>
          </table:table-cell>
          <table:table-cell office:value-type="percentage" office:value="0.89131931527309671" table:style-name="ce47">
            <text:p>89,1%</text:p>
          </table:table-cell>
          <table:table-cell office:value-type="float" office:value="212921" table:style-name="ce46">
            <text:p>212.921</text:p>
          </table:table-cell>
          <table:table-cell office:value-type="percentage" office:value="0.82239998146016635" table:style-name="ce47">
            <text:p>82,2%</text:p>
          </table:table-cell>
          <table:table-cell office:value-type="float" office:value="173666" table:style-name="ce46">
            <text:p>173.666</text:p>
          </table:table-cell>
          <table:table-cell office:value-type="percentage" office:value="0.82003409214322476" table:style-name="ce47">
            <text:p>82,0%</text:p>
          </table:table-cell>
          <table:table-cell office:value-type="float" office:value="144062" table:style-name="ce46">
            <text:p>144.062</text:p>
          </table:table-cell>
          <table:table-cell office:value-type="percentage" office:value="0.85650245543942261" table:style-name="ce47">
            <text:p>85,7%</text:p>
          </table:table-cell>
          <table:table-cell office:value-type="float" office:value="2005546" table:style-name="ce46">
            <text:p>2.005.54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30038132743197" table:style-name="ce47">
            <text:p>92,3%</text:p>
          </table:table-cell>
          <table:table-cell office:value-type="percentage" office:value="0.84031879006925614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73" table:style-name="ce46">
            <text:p>137.373</text:p>
          </table:table-cell>
          <table:table-cell office:value-type="percentage" office:value="1" table:style-name="ce47">
            <text:p>100,0%</text:p>
          </table:table-cell>
          <table:table-cell office:value-type="float" office:value="158342" table:style-name="ce46">
            <text:p>158.342</text:p>
          </table:table-cell>
          <table:table-cell office:value-type="percentage" office:value="1" table:style-name="ce47">
            <text:p>100,0%</text:p>
          </table:table-cell>
          <table:table-cell office:value-type="float" office:value="219863" table:style-name="ce46">
            <text:p>219.863</text:p>
          </table:table-cell>
          <table:table-cell office:value-type="percentage" office:value="0.96419299384286139" table:style-name="ce47">
            <text:p>96,4%</text:p>
          </table:table-cell>
          <table:table-cell office:value-type="float" office:value="282501" table:style-name="ce46">
            <text:p>282.501</text:p>
          </table:table-cell>
          <table:table-cell office:value-type="percentage" office:value="0.90717613926469221" table:style-name="ce47">
            <text:p>90,7%</text:p>
          </table:table-cell>
          <table:table-cell office:value-type="float" office:value="281772" table:style-name="ce46">
            <text:p>281.772</text:p>
          </table:table-cell>
          <table:table-cell office:value-type="percentage" office:value="0.85209612889763853" table:style-name="ce47">
            <text:p>85,2%</text:p>
          </table:table-cell>
          <table:table-cell office:value-type="float" office:value="201336" table:style-name="ce46">
            <text:p>201.336</text:p>
          </table:table-cell>
          <table:table-cell office:value-type="percentage" office:value="0.78112597041330589" table:style-name="ce47">
            <text:p>78,1%</text:p>
          </table:table-cell>
          <table:table-cell office:value-type="float" office:value="169081" table:style-name="ce46">
            <text:p>169.081</text:p>
          </table:table-cell>
          <table:table-cell office:value-type="percentage" office:value="0.77208756484255137" table:style-name="ce47">
            <text:p>77,2%</text:p>
          </table:table-cell>
          <table:table-cell office:value-type="float" office:value="149011" table:style-name="ce46">
            <text:p>149.011</text:p>
          </table:table-cell>
          <table:table-cell office:value-type="percentage" office:value="0.83800670355873486" table:style-name="ce47">
            <text:p>83,8%</text:p>
          </table:table-cell>
          <table:table-cell office:value-type="float" office:value="1599279" table:style-name="ce46">
            <text:p>1.599.27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62047859072445" table:style-name="ce47">
            <text:p>88,1%</text:p>
          </table:table-cell>
          <table:table-cell office:value-type="percentage" office:value="0.7806478979389414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991" table:style-name="ce46">
            <text:p>454.991</text:p>
          </table:table-cell>
          <table:table-cell office:value-type="percentage" office:value="1" table:style-name="ce47">
            <text:p>100,0%</text:p>
          </table:table-cell>
          <table:table-cell office:value-type="float" office:value="617497" table:style-name="ce46">
            <text:p>617.497</text:p>
          </table:table-cell>
          <table:table-cell office:value-type="percentage" office:value="0.97131041816099761" table:style-name="ce47">
            <text:p>97,1%</text:p>
          </table:table-cell>
          <table:table-cell office:value-type="float" office:value="794340" table:style-name="ce46">
            <text:p>794.340</text:p>
          </table:table-cell>
          <table:table-cell office:value-type="percentage" office:value="0.93179461432707245" table:style-name="ce47">
            <text:p>93,2%</text:p>
          </table:table-cell>
          <table:table-cell office:value-type="float" office:value="1032595" table:style-name="ce46">
            <text:p>1.032.595</text:p>
          </table:table-cell>
          <table:table-cell office:value-type="percentage" office:value="0.94094592587395132" table:style-name="ce47">
            <text:p>94,1%</text:p>
          </table:table-cell>
          <table:table-cell office:value-type="float" office:value="1144738" table:style-name="ce46">
            <text:p>1.144.738</text:p>
          </table:table-cell>
          <table:table-cell office:value-type="percentage" office:value="0.8974606634105039" table:style-name="ce47">
            <text:p>89,7%</text:p>
          </table:table-cell>
          <table:table-cell office:value-type="float" office:value="803063" table:style-name="ce46">
            <text:p>803.063</text:p>
          </table:table-cell>
          <table:table-cell office:value-type="percentage" office:value="0.83078805910857123" table:style-name="ce47">
            <text:p>83,1%</text:p>
          </table:table-cell>
          <table:table-cell office:value-type="float" office:value="666613" table:style-name="ce46">
            <text:p>666.613</text:p>
          </table:table-cell>
          <table:table-cell office:value-type="percentage" office:value="0.80406948202096618" table:style-name="ce47">
            <text:p>80,4%</text:p>
          </table:table-cell>
          <table:table-cell office:value-type="float" office:value="560453" table:style-name="ce46">
            <text:p>560.453</text:p>
          </table:table-cell>
          <table:table-cell office:value-type="percentage" office:value="0.83479876013423437" table:style-name="ce47">
            <text:p>83,5%</text:p>
          </table:table-cell>
          <table:table-cell office:value-type="float" office:value="6074290" table:style-name="ce46">
            <text:p>6.074.290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559410557951791" table:style-name="ce47">
            <text:p>89,6%</text:p>
          </table:table-cell>
          <table:table-cell office:value-type="percentage" office:value="0.79182501215903056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87" table:style-name="ce46">
            <text:p>293.487</text:p>
          </table:table-cell>
          <table:table-cell office:value-type="percentage" office:value="1" table:style-name="ce47">
            <text:p>100,0%</text:p>
          </table:table-cell>
          <table:table-cell office:value-type="float" office:value="433112" table:style-name="ce46">
            <text:p>433.112</text:p>
          </table:table-cell>
          <table:table-cell office:value-type="percentage" office:value="0.98484683111402171" table:style-name="ce47">
            <text:p>98,5%</text:p>
          </table:table-cell>
          <table:table-cell office:value-type="float" office:value="569780" table:style-name="ce46">
            <text:p>569.780</text:p>
          </table:table-cell>
          <table:table-cell office:value-type="percentage" office:value="0.95418159895501897" table:style-name="ce47">
            <text:p>95,4%</text:p>
          </table:table-cell>
          <table:table-cell office:value-type="float" office:value="714841" table:style-name="ce46">
            <text:p>714.841</text:p>
          </table:table-cell>
          <table:table-cell office:value-type="percentage" office:value="0.93774727927209378" table:style-name="ce47">
            <text:p>93,8%</text:p>
          </table:table-cell>
          <table:table-cell office:value-type="float" office:value="755438" table:style-name="ce46">
            <text:p>755.438</text:p>
          </table:table-cell>
          <table:table-cell office:value-type="percentage" office:value="0.8985575510602184" table:style-name="ce47">
            <text:p>89,9%</text:p>
          </table:table-cell>
          <table:table-cell office:value-type="float" office:value="515320" table:style-name="ce46">
            <text:p>515.320</text:p>
          </table:table-cell>
          <table:table-cell office:value-type="percentage" office:value="0.83939138749122444" table:style-name="ce47">
            <text:p>83,9%</text:p>
          </table:table-cell>
          <table:table-cell office:value-type="float" office:value="430599" table:style-name="ce46">
            <text:p>430.599</text:p>
          </table:table-cell>
          <table:table-cell office:value-type="percentage" office:value="0.83974585245322975" table:style-name="ce47">
            <text:p>84,0%</text:p>
          </table:table-cell>
          <table:table-cell office:value-type="float" office:value="379283" table:style-name="ce46">
            <text:p>379.283</text:p>
          </table:table-cell>
          <table:table-cell office:value-type="percentage" office:value="0.87640981678447394" table:style-name="ce47">
            <text:p>87,6%</text:p>
          </table:table-cell>
          <table:table-cell office:value-type="float" office:value="4091860" table:style-name="ce46">
            <text:p>4.091.860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091636602281467" table:style-name="ce47">
            <text:p>91,1%</text:p>
          </table:table-cell>
          <table:table-cell office:value-type="percentage" office:value="0.81074371240993492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3" table:style-name="ce46">
            <text:p>77.623</text:p>
          </table:table-cell>
          <table:table-cell office:value-type="percentage" office:value="1" table:style-name="ce47">
            <text:p>100,0%</text:p>
          </table:table-cell>
          <table:table-cell office:value-type="float" office:value="95694" table:style-name="ce46">
            <text:p>95.694</text:p>
          </table:table-cell>
          <table:table-cell office:value-type="percentage" office:value="1" table:style-name="ce47">
            <text:p>100,0%</text:p>
          </table:table-cell>
          <table:table-cell office:value-type="float" office:value="132383" table:style-name="ce46">
            <text:p>132.383</text:p>
          </table:table-cell>
          <table:table-cell office:value-type="percentage" office:value="1.0129930749512186" table:style-name="ce47">
            <text:p>101,3%</text:p>
          </table:table-cell>
          <table:table-cell office:value-type="float" office:value="161220" table:style-name="ce46">
            <text:p>161.220</text:p>
          </table:table-cell>
          <table:table-cell office:value-type="percentage" office:value="0.95991140378558282" table:style-name="ce47">
            <text:p>96,0%</text:p>
          </table:table-cell>
          <table:table-cell office:value-type="float" office:value="145520" table:style-name="ce46">
            <text:p>145.520</text:p>
          </table:table-cell>
          <table:table-cell office:value-type="percentage" office:value="0.92372537070891736" table:style-name="ce47">
            <text:p>92,4%</text:p>
          </table:table-cell>
          <table:table-cell office:value-type="float" office:value="112261" table:style-name="ce46">
            <text:p>112.261</text:p>
          </table:table-cell>
          <table:table-cell office:value-type="percentage" office:value="0.86459697170407113" table:style-name="ce47">
            <text:p>86,5%</text:p>
          </table:table-cell>
          <table:table-cell office:value-type="float" office:value="92477" table:style-name="ce46">
            <text:p>92.477</text:p>
          </table:table-cell>
          <table:table-cell office:value-type="percentage" office:value="0.82197393916768879" table:style-name="ce47">
            <text:p>82,2%</text:p>
          </table:table-cell>
          <table:table-cell office:value-type="float" office:value="77784" table:style-name="ce46">
            <text:p>77.784</text:p>
          </table:table-cell>
          <table:table-cell office:value-type="percentage" office:value="0.90753596471782427" table:style-name="ce47">
            <text:p>90,8%</text:p>
          </table:table-cell>
          <table:table-cell office:value-type="float" office:value="894962" table:style-name="ce46">
            <text:p>894.962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17435703081409" table:style-name="ce47">
            <text:p>94,2%</text:p>
          </table:table-cell>
          <table:table-cell office:value-type="percentage" office:value="0.8459006104920704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38" table:style-name="ce46">
            <text:p>241.438</text:p>
          </table:table-cell>
          <table:table-cell office:value-type="percentage" office:value="1" table:style-name="ce47">
            <text:p>100,0%</text:p>
          </table:table-cell>
          <table:table-cell office:value-type="float" office:value="291050" table:style-name="ce46">
            <text:p>291.050</text:p>
          </table:table-cell>
          <table:table-cell office:value-type="percentage" office:value="0.99678412542938266" table:style-name="ce47">
            <text:p>99,7%</text:p>
          </table:table-cell>
          <table:table-cell office:value-type="float" office:value="347184" table:style-name="ce46">
            <text:p>347.184</text:p>
          </table:table-cell>
          <table:table-cell office:value-type="percentage" office:value="0.98194962185278001" table:style-name="ce47">
            <text:p>98,2%</text:p>
          </table:table-cell>
          <table:table-cell office:value-type="float" office:value="391708" table:style-name="ce46">
            <text:p>391.708</text:p>
          </table:table-cell>
          <table:table-cell office:value-type="percentage" office:value="0.95725317693059631" table:style-name="ce47">
            <text:p>95,7%</text:p>
          </table:table-cell>
          <table:table-cell office:value-type="float" office:value="409501" table:style-name="ce46">
            <text:p>409.501</text:p>
          </table:table-cell>
          <table:table-cell office:value-type="percentage" office:value="0.92472173734353724" table:style-name="ce47">
            <text:p>92,5%</text:p>
          </table:table-cell>
          <table:table-cell office:value-type="float" office:value="265206" table:style-name="ce46">
            <text:p>265.206</text:p>
          </table:table-cell>
          <table:table-cell office:value-type="percentage" office:value="0.8593898858709389" table:style-name="ce47">
            <text:p>85,9%</text:p>
          </table:table-cell>
          <table:table-cell office:value-type="float" office:value="199914" table:style-name="ce46">
            <text:p>199.914</text:p>
          </table:table-cell>
          <table:table-cell office:value-type="percentage" office:value="0.86782542259574058" table:style-name="ce47">
            <text:p>86,8%</text:p>
          </table:table-cell>
          <table:table-cell office:value-type="float" office:value="172669" table:style-name="ce46">
            <text:p>172.669</text:p>
          </table:table-cell>
          <table:table-cell office:value-type="percentage" office:value="0.9417761148442273" table:style-name="ce47">
            <text:p>94,2%</text:p>
          </table:table-cell>
          <table:table-cell office:value-type="float" office:value="2318670" table:style-name="ce46">
            <text:p>2.318.670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03506007629079" table:style-name="ce47">
            <text:p>94,4%</text:p>
          </table:table-cell>
          <table:table-cell office:value-type="percentage" office:value="0.8597614424986540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3" table:style-name="ce46">
            <text:p>23.253</text:p>
          </table:table-cell>
          <table:table-cell office:value-type="percentage" office:value="1" table:style-name="ce47">
            <text:p>100,0%</text:p>
          </table:table-cell>
          <table:table-cell office:value-type="float" office:value="28644" table:style-name="ce46">
            <text:p>28.644</text:p>
          </table:table-cell>
          <table:table-cell office:value-type="percentage" office:value="1" table:style-name="ce47">
            <text:p>100,0%</text:p>
          </table:table-cell>
          <table:table-cell office:value-type="float" office:value="37991" table:style-name="ce46">
            <text:p>37.991</text:p>
          </table:table-cell>
          <table:table-cell office:value-type="percentage" office:value="0.98386595535298083" table:style-name="ce47">
            <text:p>98,4%</text:p>
          </table:table-cell>
          <table:table-cell office:value-type="float" office:value="45211" table:style-name="ce46">
            <text:p>45.211</text:p>
          </table:table-cell>
          <table:table-cell office:value-type="percentage" office:value="0.95181052631578944" table:style-name="ce47">
            <text:p>95,2%</text:p>
          </table:table-cell>
          <table:table-cell office:value-type="float" office:value="47497" table:style-name="ce46">
            <text:p>47.497</text:p>
          </table:table-cell>
          <table:table-cell office:value-type="percentage" office:value="0.9182777820740855" table:style-name="ce47">
            <text:p>91,8%</text:p>
          </table:table-cell>
          <table:table-cell office:value-type="float" office:value="31454" table:style-name="ce46">
            <text:p>31.454</text:p>
          </table:table-cell>
          <table:table-cell office:value-type="percentage" office:value="0.84928177988983689" table:style-name="ce47">
            <text:p>84,9%</text:p>
          </table:table-cell>
          <table:table-cell office:value-type="float" office:value="24512" table:style-name="ce46">
            <text:p>24.512</text:p>
          </table:table-cell>
          <table:table-cell office:value-type="percentage" office:value="0.81257044354571373" table:style-name="ce47">
            <text:p>81,3%</text:p>
          </table:table-cell>
          <table:table-cell office:value-type="float" office:value="22753" table:style-name="ce46">
            <text:p>22.753</text:p>
          </table:table-cell>
          <table:table-cell office:value-type="percentage" office:value="0.87562055031749086" table:style-name="ce47">
            <text:p>87,6%</text:p>
          </table:table-cell>
          <table:table-cell office:value-type="float" office:value="261315" table:style-name="ce46">
            <text:p>261.31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836410531513891" table:style-name="ce47">
            <text:p>92,8%</text:p>
          </table:table-cell>
          <table:table-cell office:value-type="percentage" office:value="0.82648588128131173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50" table:style-name="ce46">
            <text:p>372.650</text:p>
          </table:table-cell>
          <table:table-cell office:value-type="percentage" office:value="1" table:style-name="ce47">
            <text:p>100,0%</text:p>
          </table:table-cell>
          <table:table-cell office:value-type="float" office:value="511326" table:style-name="ce46">
            <text:p>511.326</text:p>
          </table:table-cell>
          <table:table-cell office:value-type="percentage" office:value="0.97016601840432592" table:style-name="ce47">
            <text:p>97,0%</text:p>
          </table:table-cell>
          <table:table-cell office:value-type="float" office:value="682929" table:style-name="ce46">
            <text:p>682.929</text:p>
          </table:table-cell>
          <table:table-cell office:value-type="percentage" office:value="0.94790952421931607" table:style-name="ce47">
            <text:p>94,8%</text:p>
          </table:table-cell>
          <table:table-cell office:value-type="float" office:value="942976" table:style-name="ce46">
            <text:p>942.976</text:p>
          </table:table-cell>
          <table:table-cell office:value-type="percentage" office:value="0.95273293801824488" table:style-name="ce47">
            <text:p>95,3%</text:p>
          </table:table-cell>
          <table:table-cell office:value-type="float" office:value="1032364" table:style-name="ce46">
            <text:p>1.032.364</text:p>
          </table:table-cell>
          <table:table-cell office:value-type="percentage" office:value="0.89302295003689336" table:style-name="ce47">
            <text:p>89,3%</text:p>
          </table:table-cell>
          <table:table-cell office:value-type="float" office:value="751411" table:style-name="ce46">
            <text:p>751.411</text:p>
          </table:table-cell>
          <table:table-cell office:value-type="percentage" office:value="0.83411889294927866" table:style-name="ce47">
            <text:p>83,4%</text:p>
          </table:table-cell>
          <table:table-cell office:value-type="float" office:value="604249" table:style-name="ce46">
            <text:p>604.249</text:p>
          </table:table-cell>
          <table:table-cell office:value-type="percentage" office:value="0.82148494270328476" table:style-name="ce47">
            <text:p>82,1%</text:p>
          </table:table-cell>
          <table:table-cell office:value-type="float" office:value="464807" table:style-name="ce46">
            <text:p>464.807</text:p>
          </table:table-cell>
          <table:table-cell office:value-type="percentage" office:value="0.81439359428110869" table:style-name="ce47">
            <text:p>81,4%</text:p>
          </table:table-cell>
          <table:table-cell office:value-type="float" office:value="5362712" table:style-name="ce46">
            <text:p>5.362.712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81401153727373" table:style-name="ce47">
            <text:p>89,8%</text:p>
          </table:table-cell>
          <table:table-cell office:value-type="percentage" office:value="0.7937904872652175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00" table:style-name="ce46">
            <text:p>73.400</text:p>
          </table:table-cell>
          <table:table-cell office:value-type="percentage" office:value="1" table:style-name="ce47">
            <text:p>100,0%</text:p>
          </table:table-cell>
          <table:table-cell office:value-type="float" office:value="102974" table:style-name="ce46">
            <text:p>102.974</text:p>
          </table:table-cell>
          <table:table-cell office:value-type="percentage" office:value="0.9908777737149016" table:style-name="ce47">
            <text:p>99,1%</text:p>
          </table:table-cell>
          <table:table-cell office:value-type="float" office:value="146160" table:style-name="ce46">
            <text:p>146.160</text:p>
          </table:table-cell>
          <table:table-cell office:value-type="percentage" office:value="0.95192814948450255" table:style-name="ce47">
            <text:p>95,2%</text:p>
          </table:table-cell>
          <table:table-cell office:value-type="float" office:value="207547" table:style-name="ce46">
            <text:p>207.547</text:p>
          </table:table-cell>
          <table:table-cell office:value-type="percentage" office:value="0.95160084914008514" table:style-name="ce47">
            <text:p>95,2%</text:p>
          </table:table-cell>
          <table:table-cell office:value-type="float" office:value="232055" table:style-name="ce46">
            <text:p>232.055</text:p>
          </table:table-cell>
          <table:table-cell office:value-type="percentage" office:value="0.91914618882393018" table:style-name="ce47">
            <text:p>91,9%</text:p>
          </table:table-cell>
          <table:table-cell office:value-type="float" office:value="169097" table:style-name="ce46">
            <text:p>169.097</text:p>
          </table:table-cell>
          <table:table-cell office:value-type="percentage" office:value="0.84941780443453185" table:style-name="ce47">
            <text:p>84,9%</text:p>
          </table:table-cell>
          <table:table-cell office:value-type="float" office:value="143390" table:style-name="ce46">
            <text:p>143.390</text:p>
          </table:table-cell>
          <table:table-cell office:value-type="percentage" office:value="0.82436946285766854" table:style-name="ce47">
            <text:p>82,4%</text:p>
          </table:table-cell>
          <table:table-cell office:value-type="float" office:value="123586" table:style-name="ce46">
            <text:p>123.586</text:p>
          </table:table-cell>
          <table:table-cell office:value-type="percentage" office:value="0.85458040604082541" table:style-name="ce47">
            <text:p>85,5%</text:p>
          </table:table-cell>
          <table:table-cell office:value-type="float" office:value="1198209" table:style-name="ce46">
            <text:p>1.198.209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937786028381606" table:style-name="ce47">
            <text:p>90,9%</text:p>
          </table:table-cell>
          <table:table-cell office:value-type="percentage" office:value="0.79190272002199491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01" table:style-name="ce46">
            <text:p>42.201</text:p>
          </table:table-cell>
          <table:table-cell office:value-type="percentage" office:value="1" table:style-name="ce47">
            <text:p>100,0%</text:p>
          </table:table-cell>
          <table:table-cell office:value-type="float" office:value="55849" table:style-name="ce46">
            <text:p>55.849</text:p>
          </table:table-cell>
          <table:table-cell office:value-type="percentage" office:value="0.98603460451977398" table:style-name="ce47">
            <text:p>98,6%</text:p>
          </table:table-cell>
          <table:table-cell office:value-type="float" office:value="72081" table:style-name="ce46">
            <text:p>72.081</text:p>
          </table:table-cell>
          <table:table-cell office:value-type="percentage" office:value="0.9525703713492798" table:style-name="ce47">
            <text:p>95,3%</text:p>
          </table:table-cell>
          <table:table-cell office:value-type="float" office:value="92002" table:style-name="ce46">
            <text:p>92.002</text:p>
          </table:table-cell>
          <table:table-cell office:value-type="percentage" office:value="0.94169788532006793" table:style-name="ce47">
            <text:p>94,2%</text:p>
          </table:table-cell>
          <table:table-cell office:value-type="float" office:value="95686" table:style-name="ce46">
            <text:p>95.686</text:p>
          </table:table-cell>
          <table:table-cell office:value-type="percentage" office:value="0.90506323127417876" table:style-name="ce47">
            <text:p>90,5%</text:p>
          </table:table-cell>
          <table:table-cell office:value-type="float" office:value="64799" table:style-name="ce46">
            <text:p>64.799</text:p>
          </table:table-cell>
          <table:table-cell office:value-type="percentage" office:value="0.84451771820302624" table:style-name="ce47">
            <text:p>84,5%</text:p>
          </table:table-cell>
          <table:table-cell office:value-type="float" office:value="58233" table:style-name="ce46">
            <text:p>58.233</text:p>
          </table:table-cell>
          <table:table-cell office:value-type="percentage" office:value="0.84638527949768905" table:style-name="ce47">
            <text:p>84,6%</text:p>
          </table:table-cell>
          <table:table-cell office:value-type="float" office:value="51146" table:style-name="ce46">
            <text:p>51.146</text:p>
          </table:table-cell>
          <table:table-cell office:value-type="percentage" office:value="0.88917091149319383" table:style-name="ce47">
            <text:p>88,9%</text:p>
          </table:table-cell>
          <table:table-cell office:value-type="float" office:value="531997" table:style-name="ce46">
            <text:p>531.997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696111856098339" table:style-name="ce47">
            <text:p>91,7%</text:p>
          </table:table-cell>
          <table:table-cell office:value-type="percentage" office:value="0.80893144419405949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22" table:style-name="ce46">
            <text:p>162.522</text:p>
          </table:table-cell>
          <table:table-cell office:value-type="percentage" office:value="1.0187806376390056" table:style-name="ce47">
            <text:p>101,9%</text:p>
          </table:table-cell>
          <table:table-cell office:value-type="float" office:value="212935" table:style-name="ce46">
            <text:p>212.935</text:p>
          </table:table-cell>
          <table:table-cell office:value-type="percentage" office:value="0.98414261020677929" table:style-name="ce47">
            <text:p>98,4%</text:p>
          </table:table-cell>
          <table:table-cell office:value-type="float" office:value="274931" table:style-name="ce46">
            <text:p>274.931</text:p>
          </table:table-cell>
          <table:table-cell office:value-type="percentage" office:value="0.96751160425530414" table:style-name="ce47">
            <text:p>96,8%</text:p>
          </table:table-cell>
          <table:table-cell office:value-type="float" office:value="323506" table:style-name="ce46">
            <text:p>323.506</text:p>
          </table:table-cell>
          <table:table-cell office:value-type="percentage" office:value="0.95863002901024397" table:style-name="ce47">
            <text:p>95,9%</text:p>
          </table:table-cell>
          <table:table-cell office:value-type="float" office:value="321466" table:style-name="ce46">
            <text:p>321.466</text:p>
          </table:table-cell>
          <table:table-cell office:value-type="percentage" office:value="0.92358301921485708" table:style-name="ce47">
            <text:p>92,4%</text:p>
          </table:table-cell>
          <table:table-cell office:value-type="float" office:value="205923" table:style-name="ce46">
            <text:p>205.923</text:p>
          </table:table-cell>
          <table:table-cell office:value-type="percentage" office:value="0.86655164432848697" table:style-name="ce47">
            <text:p>86,7%</text:p>
          </table:table-cell>
          <table:table-cell office:value-type="float" office:value="169511" table:style-name="ce46">
            <text:p>169.511</text:p>
          </table:table-cell>
          <table:table-cell office:value-type="percentage" office:value="0.85089476194061697" table:style-name="ce47">
            <text:p>85,1%</text:p>
          </table:table-cell>
          <table:table-cell office:value-type="float" office:value="153448" table:style-name="ce46">
            <text:p>153.448</text:p>
          </table:table-cell>
          <table:table-cell office:value-type="percentage" office:value="0.88792190583102359" table:style-name="ce47">
            <text:p>88,8%</text:p>
          </table:table-cell>
          <table:table-cell office:value-type="float" office:value="1824242" table:style-name="ce46">
            <text:p>1.824.24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299537195442228" table:style-name="ce47">
            <text:p>93,3%</text:p>
          </table:table-cell>
          <table:table-cell office:value-type="percentage" office:value="0.83454655914155584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3" table:style-name="ce46">
            <text:p>2.483</text:p>
          </table:table-cell>
          <table:table-cell office:value-type="percentage" office:value="0.87522030313711663" table:style-name="ce47">
            <text:p>87,5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0" table:style-name="ce46">
            <text:p>7.910</text:p>
          </table:table-cell>
          <table:table-cell office:value-type="percentage" office:value="0.94969384079721453" table:style-name="ce47">
            <text:p>95,0%</text:p>
          </table:table-cell>
          <table:table-cell office:value-type="float" office:value="10822" table:style-name="ce46">
            <text:p>10.822</text:p>
          </table:table-cell>
          <table:table-cell office:value-type="percentage" office:value="0.93640218049666868" table:style-name="ce47">
            <text:p>93,6%</text:p>
          </table:table-cell>
          <table:table-cell office:value-type="float" office:value="11305" table:style-name="ce46">
            <text:p>11.305</text:p>
          </table:table-cell>
          <table:table-cell office:value-type="percentage" office:value="0.91486606781581292" table:style-name="ce47">
            <text:p>91,5%</text:p>
          </table:table-cell>
          <table:table-cell office:value-type="float" office:value="9277" table:style-name="ce46">
            <text:p>9.277</text:p>
          </table:table-cell>
          <table:table-cell office:value-type="percentage" office:value="0.81384331958943767" table:style-name="ce47">
            <text:p>81,4%</text:p>
          </table:table-cell>
          <table:table-cell office:value-type="float" office:value="8992" table:style-name="ce46">
            <text:p>8.992</text:p>
          </table:table-cell>
          <table:table-cell office:value-type="percentage" office:value="0.82761159687068564" table:style-name="ce47">
            <text:p>82,8%</text:p>
          </table:table-cell>
          <table:table-cell office:value-type="float" office:value="8508" table:style-name="ce46">
            <text:p>8.508</text:p>
          </table:table-cell>
          <table:table-cell office:value-type="percentage" office:value="0.91671156125417519" table:style-name="ce47">
            <text:p>91,7%</text:p>
          </table:table-cell>
          <table:table-cell office:value-type="float" office:value="63356" table:style-name="ce46">
            <text:p>63.356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197370088273809" table:style-name="ce47">
            <text:p>89,2%</text:p>
          </table:table-cell>
          <table:table-cell office:value-type="percentage" office:value="0.7586000454997186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3" table:style-name="ce46">
            <text:p>3.363</text:p>
          </table:table-cell>
          <table:table-cell office:value-type="percentage" office:value="0.88430186694714696" table:style-name="ce47">
            <text:p>88,4%</text:p>
          </table:table-cell>
          <table:table-cell office:value-type="float" office:value="7361" table:style-name="ce46">
            <text:p>7.361</text:p>
          </table:table-cell>
          <table:table-cell office:value-type="percentage" office:value="0.91955028107432857" table:style-name="ce47">
            <text:p>92,0%</text:p>
          </table:table-cell>
          <table:table-cell office:value-type="float" office:value="9976" table:style-name="ce46">
            <text:p>9.976</text:p>
          </table:table-cell>
          <table:table-cell office:value-type="percentage" office:value="0.92361818350152769" table:style-name="ce47">
            <text:p>92,4%</text:p>
          </table:table-cell>
          <table:table-cell office:value-type="float" office:value="10439" table:style-name="ce46">
            <text:p>10.439</text:p>
          </table:table-cell>
          <table:table-cell office:value-type="percentage" office:value="0.95568982880161124" table:style-name="ce47">
            <text:p>95,6%</text:p>
          </table:table-cell>
          <table:table-cell office:value-type="float" office:value="8899" table:style-name="ce46">
            <text:p>8.899</text:p>
          </table:table-cell>
          <table:table-cell office:value-type="percentage" office:value="0.81254565376186993" table:style-name="ce47">
            <text:p>81,3%</text:p>
          </table:table-cell>
          <table:table-cell office:value-type="float" office:value="8850" table:style-name="ce46">
            <text:p>8.850</text:p>
          </table:table-cell>
          <table:table-cell office:value-type="percentage" office:value="0.75699255837823964" table:style-name="ce47">
            <text:p>75,7%</text:p>
          </table:table-cell>
          <table:table-cell office:value-type="float" office:value="8127" table:style-name="ce46">
            <text:p>8.127</text:p>
          </table:table-cell>
          <table:table-cell office:value-type="percentage" office:value="0.84832985386221293" table:style-name="ce47">
            <text:p>84,8%</text:p>
          </table:table-cell>
          <table:table-cell office:value-type="float" office:value="59065" table:style-name="ce46">
            <text:p>59.065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521841033603841" table:style-name="ce47">
            <text:p>86,5%</text:p>
          </table:table-cell>
          <table:table-cell office:value-type="percentage" office:value="0.70297065054390517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98" table:style-name="ce46">
            <text:p>3.598</text:p>
          </table:table-cell>
          <table:table-cell office:value-type="string" table:style-name="ce47">
            <text:p>-</text:p>
          </table:table-cell>
          <table:table-cell office:value-type="float" office:value="9528" table:style-name="ce46">
            <text:p>9.528</text:p>
          </table:table-cell>
          <table:table-cell office:value-type="string" table:style-name="ce47">
            <text:p>-</text:p>
          </table:table-cell>
          <table:table-cell office:value-type="float" office:value="22196" table:style-name="ce46">
            <text:p>22.196</text:p>
          </table:table-cell>
          <table:table-cell office:value-type="string" table:style-name="ce47">
            <text:p>-</text:p>
          </table:table-cell>
          <table:table-cell office:value-type="float" office:value="31986" table:style-name="ce46">
            <text:p>31.986</text:p>
          </table:table-cell>
          <table:table-cell office:value-type="string" table:style-name="ce47">
            <text:p>-</text:p>
          </table:table-cell>
          <table:table-cell office:value-type="float" office:value="23941" table:style-name="ce46">
            <text:p>23.941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551" table:style-name="ce46">
            <text:p>92.55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3" table:style-name="ce49">
            <text:p>283</text:p>
          </table:table-cell>
          <table:table-cell office:value-type="string" table:style-name="ce50">
            <text:p>-</text:p>
          </table:table-cell>
          <table:table-cell office:value-type="float" office:value="869" table:style-name="ce49">
            <text:p>869</text:p>
          </table:table-cell>
          <table:table-cell office:value-type="string" table:style-name="ce50">
            <text:p>-</text:p>
          </table:table-cell>
          <table:table-cell office:value-type="float" office:value="1798" table:style-name="ce49">
            <text:p>1.798</text:p>
          </table:table-cell>
          <table:table-cell office:value-type="string" table:style-name="ce50">
            <text:p>-</text:p>
          </table:table-cell>
          <table:table-cell office:value-type="float" office:value="2210" table:style-name="ce49">
            <text:p>2.210</text:p>
          </table:table-cell>
          <table:table-cell office:value-type="string" table:style-name="ce50">
            <text:p>-</text:p>
          </table:table-cell>
          <table:table-cell office:value-type="float" office:value="1979" table:style-name="ce49">
            <text:p>1.979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57" table:style-name="ce49">
            <text:p>7.45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511" table:style-name="ce53">
            <text:p>2.916.511</text:p>
          </table:table-cell>
          <table:table-cell office:value-type="percentage" office:value="1" table:style-name="ce54">
            <text:p>100,0%</text:p>
          </table:table-cell>
          <table:table-cell office:value-type="float" office:value="3937475" table:style-name="ce53">
            <text:p>3.937.475</text:p>
          </table:table-cell>
          <table:table-cell office:value-type="percentage" office:value="0.98514972744643314" table:style-name="ce54">
            <text:p>98,5%</text:p>
          </table:table-cell>
          <table:table-cell office:value-type="float" office:value="5261576" table:style-name="ce53">
            <text:p>5.261.576</text:p>
          </table:table-cell>
          <table:table-cell office:value-type="percentage" office:value="0.95531968204282758" table:style-name="ce54">
            <text:p>95,5%</text:p>
          </table:table-cell>
          <table:table-cell office:value-type="float" office:value="6693100" table:style-name="ce53">
            <text:p>6.693.100</text:p>
          </table:table-cell>
          <table:table-cell office:value-type="percentage" office:value="0.9387613584500023" table:style-name="ce54">
            <text:p>93,9%</text:p>
          </table:table-cell>
          <table:table-cell office:value-type="float" office:value="7009386" table:style-name="ce53">
            <text:p>7.009.386</text:p>
          </table:table-cell>
          <table:table-cell office:value-type="percentage" office:value="0.89670694227106507" table:style-name="ce54">
            <text:p>89,7%</text:p>
          </table:table-cell>
          <table:table-cell office:value-type="float" office:value="4959977" table:style-name="ce53">
            <text:p>4.959.977</text:p>
          </table:table-cell>
          <table:table-cell office:value-type="percentage" office:value="0.83472909885863733" table:style-name="ce54">
            <text:p>83,5%</text:p>
          </table:table-cell>
          <table:table-cell office:value-type="float" office:value="4057176" table:style-name="ce53">
            <text:p>4.057.176</text:p>
          </table:table-cell>
          <table:table-cell office:value-type="percentage" office:value="0.82385815715169031" table:style-name="ce54">
            <text:p>82,4%</text:p>
          </table:table-cell>
          <table:table-cell office:value-type="float" office:value="3429619" table:style-name="ce53">
            <text:p>3.429.619</text:p>
          </table:table-cell>
          <table:table-cell office:value-type="percentage" office:value="0.86085635354955692" table:style-name="ce54">
            <text:p>86,1%</text:p>
          </table:table-cell>
          <table:table-cell office:value-type="float" office:value="38264820" table:style-name="ce53">
            <text:p>38.264.82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7070998379923" table:style-name="ce54">
            <text:p>90,7%</text:p>
          </table:table-cell>
          <table:table-cell office:value-type="percentage" office:value="0.80729687569259556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4765" table:style-name="ce60">
            <text:p>984.765</text:p>
          </table:table-cell>
          <table:table-cell office:value-type="percentage" office:value="0.9096867344337165" table:style-name="ce61">
            <text:p>91,0%</text:p>
          </table:table-cell>
          <table:table-cell office:value-type="float" office:value="824125" table:style-name="ce60">
            <text:p>824.125</text:p>
          </table:table-cell>
          <table:table-cell office:value-type="percentage" office:value="0.88670223696965977" table:style-name="ce61">
            <text:p>88,7%</text:p>
          </table:table-cell>
          <table:table-cell office:value-type="float" office:value="655831" table:style-name="ce60">
            <text:p>655.831</text:p>
          </table:table-cell>
          <table:table-cell office:value-type="percentage" office:value="0.53867420785862075" table:style-name="ce61">
            <text:p>53,9%</text:p>
          </table:table-cell>
          <table:table-cell office:value-type="float" office:value="332583" table:style-name="ce60">
            <text:p>332.583</text:p>
          </table:table-cell>
          <table:table-cell office:value-type="percentage" office:value="0.2643113724866884" table:style-name="ce61">
            <text:p>26,4%</text:p>
          </table:table-cell>
          <table:table-cell office:value-type="float" office:value="104937" table:style-name="ce60">
            <text:p>104.937</text:p>
          </table:table-cell>
          <table:table-cell office:value-type="percentage" office:value="0.11170070083708732" table:style-name="ce61">
            <text:p>11,2%</text:p>
          </table:table-cell>
          <table:table-cell office:value-type="float" office:value="61694" table:style-name="ce60">
            <text:p>61.694</text:p>
          </table:table-cell>
          <table:table-cell office:value-type="percentage" office:value="7.9218269483875531E-2" table:style-name="ce61">
            <text:p>7,9%</text:p>
          </table:table-cell>
          <table:table-cell office:value-type="float" office:value="183074" table:style-name="ce60">
            <text:p>183.074</text:p>
          </table:table-cell>
          <table:table-cell office:value-type="percentage" office:value="0.57469597373162817" table:style-name="ce44">
            <text:p>57,5%</text:p>
          </table:table-cell>
          <table:table-cell office:value-type="float" office:value="604503" table:style-name="ce60">
            <text:p>604.503</text:p>
          </table:table-cell>
          <table:table-cell office:value-type="percentage" office:value="0.69815247481986142" table:style-name="ce44">
            <text:p>69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067" table:style-name="ce7">
            <text:p>200.067</text:p>
          </table:table-cell>
          <table:table-cell office:value-type="percentage" office:value="0.91117224041426237" table:style-name="ce47">
            <text:p>91,1%</text:p>
          </table:table-cell>
          <table:table-cell office:value-type="float" office:value="138059" table:style-name="ce7">
            <text:p>138.059</text:p>
          </table:table-cell>
          <table:table-cell office:value-type="percentage" office:value="0.8953532864230358" table:style-name="ce47">
            <text:p>89,5%</text:p>
          </table:table-cell>
          <table:table-cell office:value-type="float" office:value="120554" table:style-name="ce7">
            <text:p>120.554</text:p>
          </table:table-cell>
          <table:table-cell office:value-type="percentage" office:value="0.6469780072343212" table:style-name="ce47">
            <text:p>64,7%</text:p>
          </table:table-cell>
          <table:table-cell office:value-type="float" office:value="78024" table:style-name="ce7">
            <text:p>78.024</text:p>
          </table:table-cell>
          <table:table-cell office:value-type="percentage" office:value="0.41257217792254491" table:style-name="ce47">
            <text:p>41,3%</text:p>
          </table:table-cell>
          <table:table-cell office:value-type="float" office:value="26632" table:style-name="ce7">
            <text:p>26.632</text:p>
          </table:table-cell>
          <table:table-cell office:value-type="percentage" office:value="0.20851047171657858" table:style-name="ce47">
            <text:p>20,9%</text:p>
          </table:table-cell>
          <table:table-cell office:value-type="float" office:value="18484" table:style-name="ce7">
            <text:p>18.484</text:p>
          </table:table-cell>
          <table:table-cell office:value-type="percentage" office:value="0.17446459078595902" table:style-name="ce47">
            <text:p>17,4%</text:p>
          </table:table-cell>
          <table:table-cell office:value-type="float" office:value="35061" table:style-name="ce7">
            <text:p>35.061</text:p>
          </table:table-cell>
          <table:table-cell office:value-type="percentage" office:value="0.59675250625499976" table:style-name="ce47">
            <text:p>59,7%</text:p>
          </table:table-cell>
          <table:table-cell office:value-type="float" office:value="114634" table:style-name="ce7">
            <text:p>114.634</text:p>
          </table:table-cell>
          <table:table-cell office:value-type="percentage" office:value="0.84753983216886619" table:style-name="ce47">
            <text:p>84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795" table:style-name="ce7">
            <text:p>190.795</text:p>
          </table:table-cell>
          <table:table-cell office:value-type="percentage" office:value="0.94243022968634227" table:style-name="ce47">
            <text:p>94,2%</text:p>
          </table:table-cell>
          <table:table-cell office:value-type="float" office:value="140218" table:style-name="ce7">
            <text:p>140.218</text:p>
          </table:table-cell>
          <table:table-cell office:value-type="percentage" office:value="0.94816207297611643" table:style-name="ce47">
            <text:p>94,8%</text:p>
          </table:table-cell>
          <table:table-cell office:value-type="float" office:value="139752" table:style-name="ce7">
            <text:p>139.752</text:p>
          </table:table-cell>
          <table:table-cell office:value-type="percentage" office:value="0.91318496059802146" table:style-name="ce47">
            <text:p>91,3%</text:p>
          </table:table-cell>
          <table:table-cell office:value-type="float" office:value="116774" table:style-name="ce7">
            <text:p>116.774</text:p>
          </table:table-cell>
          <table:table-cell office:value-type="percentage" office:value="0.77428124336940374" table:style-name="ce47">
            <text:p>77,4%</text:p>
          </table:table-cell>
          <table:table-cell office:value-type="float" office:value="46774" table:style-name="ce7">
            <text:p>46.774</text:p>
          </table:table-cell>
          <table:table-cell office:value-type="percentage" office:value="0.51523429754797212" table:style-name="ce47">
            <text:p>51,5%</text:p>
          </table:table-cell>
          <table:table-cell office:value-type="float" office:value="13700" table:style-name="ce7">
            <text:p>13.700</text:p>
          </table:table-cell>
          <table:table-cell office:value-type="percentage" office:value="0.20641234255408908" table:style-name="ce47">
            <text:p>20,6%</text:p>
          </table:table-cell>
          <table:table-cell office:value-type="float" office:value="41128" table:style-name="ce7">
            <text:p>41.128</text:p>
          </table:table-cell>
          <table:table-cell office:value-type="percentage" office:value="0.9084443266406026" table:style-name="ce47">
            <text:p>90,8%</text:p>
          </table:table-cell>
          <table:table-cell office:value-type="float" office:value="112595" table:style-name="ce7">
            <text:p>112.595</text:p>
          </table:table-cell>
          <table:table-cell office:value-type="percentage" office:value="0.95807593471860586" table:style-name="ce47">
            <text:p>95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7766" table:style-name="ce7">
            <text:p>117.766</text:p>
          </table:table-cell>
          <table:table-cell office:value-type="percentage" office:value="0.90108881118346051" table:style-name="ce47">
            <text:p>90,1%</text:p>
          </table:table-cell>
          <table:table-cell office:value-type="float" office:value="91651" table:style-name="ce7">
            <text:p>91.651</text:p>
          </table:table-cell>
          <table:table-cell office:value-type="percentage" office:value="0.82392549241709145" table:style-name="ce47">
            <text:p>82,4%</text:p>
          </table:table-cell>
          <table:table-cell office:value-type="float" office:value="88422" table:style-name="ce7">
            <text:p>88.422</text:p>
          </table:table-cell>
          <table:table-cell office:value-type="percentage" office:value="0.58257071136323202" table:style-name="ce47">
            <text:p>58,3%</text:p>
          </table:table-cell>
          <table:table-cell office:value-type="float" office:value="60130" table:style-name="ce7">
            <text:p>60.130</text:p>
          </table:table-cell>
          <table:table-cell office:value-type="percentage" office:value="0.35157780259488158" table:style-name="ce47">
            <text:p>35,2%</text:p>
          </table:table-cell>
          <table:table-cell office:value-type="float" office:value="21027" table:style-name="ce7">
            <text:p>21.027</text:p>
          </table:table-cell>
          <table:table-cell office:value-type="percentage" office:value="0.16009593421653723" table:style-name="ce47">
            <text:p>16,0%</text:p>
          </table:table-cell>
          <table:table-cell office:value-type="float" office:value="12450" table:style-name="ce7">
            <text:p>12.450</text:p>
          </table:table-cell>
          <table:table-cell office:value-type="percentage" office:value="0.1232038950243439" table:style-name="ce47">
            <text:p>12,3%</text:p>
          </table:table-cell>
          <table:table-cell office:value-type="float" office:value="31916" table:style-name="ce7">
            <text:p>31.916</text:p>
          </table:table-cell>
          <table:table-cell office:value-type="percentage" office:value="0.62709499950879266" table:style-name="ce47">
            <text:p>62,7%</text:p>
          </table:table-cell>
          <table:table-cell office:value-type="float" office:value="95887" table:style-name="ce7">
            <text:p>95.887</text:p>
          </table:table-cell>
          <table:table-cell office:value-type="percentage" office:value="0.80110783420918519" table:style-name="ce47">
            <text:p>80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7503" table:style-name="ce7">
            <text:p>217.503</text:p>
          </table:table-cell>
          <table:table-cell office:value-type="percentage" office:value="0.89267523896689149" table:style-name="ce47">
            <text:p>89,3%</text:p>
          </table:table-cell>
          <table:table-cell office:value-type="float" office:value="185568" table:style-name="ce7">
            <text:p>185.568</text:p>
          </table:table-cell>
          <table:table-cell office:value-type="percentage" office:value="0.83228532216252094" table:style-name="ce47">
            <text:p>83,2%</text:p>
          </table:table-cell>
          <table:table-cell office:value-type="float" office:value="212696" table:style-name="ce7">
            <text:p>212.696</text:p>
          </table:table-cell>
          <table:table-cell office:value-type="percentage" office:value="0.66166031021159843" table:style-name="ce47">
            <text:p>66,2%</text:p>
          </table:table-cell>
          <table:table-cell office:value-type="float" office:value="144367" table:style-name="ce7">
            <text:p>144.367</text:p>
          </table:table-cell>
          <table:table-cell office:value-type="percentage" office:value="0.45293881418361392" table:style-name="ce47">
            <text:p>45,3%</text:p>
          </table:table-cell>
          <table:table-cell office:value-type="float" office:value="41554" table:style-name="ce7">
            <text:p>41.554</text:p>
          </table:table-cell>
          <table:table-cell office:value-type="percentage" office:value="0.18090316626252159" table:style-name="ce47">
            <text:p>18,1%</text:p>
          </table:table-cell>
          <table:table-cell office:value-type="float" office:value="13279" table:style-name="ce7">
            <text:p>13.279</text:p>
          </table:table-cell>
          <table:table-cell office:value-type="percentage" office:value="7.112365628832959E-2" table:style-name="ce47">
            <text:p>7,1%</text:p>
          </table:table-cell>
          <table:table-cell office:value-type="float" office:value="92287" table:style-name="ce7">
            <text:p>92.287</text:p>
          </table:table-cell>
          <table:table-cell office:value-type="percentage" office:value="0.68727286267500742" table:style-name="ce47">
            <text:p>68,7%</text:p>
          </table:table-cell>
          <table:table-cell office:value-type="float" office:value="177203" table:style-name="ce7">
            <text:p>177.203</text:p>
          </table:table-cell>
          <table:table-cell office:value-type="percentage" office:value="0.79546342142238302" table:style-name="ce47">
            <text:p>79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776" table:style-name="ce7">
            <text:p>91.776</text:p>
          </table:table-cell>
          <table:table-cell office:value-type="percentage" office:value="0.93448732308318905" table:style-name="ce47">
            <text:p>93,4%</text:p>
          </table:table-cell>
          <table:table-cell office:value-type="float" office:value="74002" table:style-name="ce7">
            <text:p>74.002</text:p>
          </table:table-cell>
          <table:table-cell office:value-type="percentage" office:value="0.96381870278718418" table:style-name="ce47">
            <text:p>96,4%</text:p>
          </table:table-cell>
          <table:table-cell office:value-type="float" office:value="65322" table:style-name="ce7">
            <text:p>65.322</text:p>
          </table:table-cell>
          <table:table-cell office:value-type="percentage" office:value="0.77217329629410725" table:style-name="ce47">
            <text:p>77,2%</text:p>
          </table:table-cell>
          <table:table-cell office:value-type="float" office:value="46878" table:style-name="ce7">
            <text:p>46.878</text:p>
          </table:table-cell>
          <table:table-cell office:value-type="percentage" office:value="0.52933006628199775" table:style-name="ce47">
            <text:p>52,9%</text:p>
          </table:table-cell>
          <table:table-cell office:value-type="float" office:value="11761" table:style-name="ce7">
            <text:p>11.761</text:p>
          </table:table-cell>
          <table:table-cell office:value-type="percentage" office:value="0.21071019062634369" table:style-name="ce47">
            <text:p>21,1%</text:p>
          </table:table-cell>
          <table:table-cell office:value-type="float" office:value="4500" table:style-name="ce7">
            <text:p>4.500</text:p>
          </table:table-cell>
          <table:table-cell office:value-type="percentage" office:value="0.10635783502718034" table:style-name="ce47">
            <text:p>10,6%</text:p>
          </table:table-cell>
          <table:table-cell office:value-type="float" office:value="19455" table:style-name="ce7">
            <text:p>19.455</text:p>
          </table:table-cell>
          <table:table-cell office:value-type="percentage" office:value="0.87702294549880544" table:style-name="ce47">
            <text:p>87,7%</text:p>
          </table:table-cell>
          <table:table-cell office:value-type="float" office:value="54957" table:style-name="ce7">
            <text:p>54.957</text:p>
          </table:table-cell>
          <table:table-cell office:value-type="percentage" office:value="0.92870420440719215" table:style-name="ce47">
            <text:p>92,9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392" table:style-name="ce7">
            <text:p>445.392</text:p>
          </table:table-cell>
          <table:table-cell office:value-type="percentage" office:value="0.93092161641327476" table:style-name="ce47">
            <text:p>93,1%</text:p>
          </table:table-cell>
          <table:table-cell office:value-type="float" office:value="292048" table:style-name="ce7">
            <text:p>292.048</text:p>
          </table:table-cell>
          <table:table-cell office:value-type="percentage" office:value="0.90614557380304506" table:style-name="ce47">
            <text:p>90,6%</text:p>
          </table:table-cell>
          <table:table-cell office:value-type="float" office:value="289024" table:style-name="ce7">
            <text:p>289.024</text:p>
          </table:table-cell>
          <table:table-cell office:value-type="percentage" office:value="0.8185260391443856" table:style-name="ce47">
            <text:p>81,9%</text:p>
          </table:table-cell>
          <table:table-cell office:value-type="float" office:value="188960" table:style-name="ce7">
            <text:p>188.960</text:p>
          </table:table-cell>
          <table:table-cell office:value-type="percentage" office:value="0.58855959259316937" table:style-name="ce47">
            <text:p>58,9%</text:p>
          </table:table-cell>
          <table:table-cell office:value-type="float" office:value="44303" table:style-name="ce7">
            <text:p>44.303</text:p>
          </table:table-cell>
          <table:table-cell office:value-type="percentage" office:value="0.20807247758558339" table:style-name="ce47">
            <text:p>20,8%</text:p>
          </table:table-cell>
          <table:table-cell office:value-type="float" office:value="18470" table:style-name="ce7">
            <text:p>18.470</text:p>
          </table:table-cell>
          <table:table-cell office:value-type="percentage" office:value="0.1063535752536478" table:style-name="ce47">
            <text:p>10,6%</text:p>
          </table:table-cell>
          <table:table-cell office:value-type="float" office:value="80725" table:style-name="ce7">
            <text:p>80.725</text:p>
          </table:table-cell>
          <table:table-cell office:value-type="percentage" office:value="0.84443909787020377" table:style-name="ce47">
            <text:p>84,4%</text:p>
          </table:table-cell>
          <table:table-cell office:value-type="float" office:value="223598" table:style-name="ce7">
            <text:p>223.598</text:p>
          </table:table-cell>
          <table:table-cell office:value-type="percentage" office:value="0.91872347244421249" table:style-name="ce47">
            <text:p>91,9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273" table:style-name="ce7">
            <text:p>270.273</text:p>
          </table:table-cell>
          <table:table-cell office:value-type="percentage" office:value="0.91396445902304579" table:style-name="ce47">
            <text:p>91,4%</text:p>
          </table:table-cell>
          <table:table-cell office:value-type="float" office:value="199660" table:style-name="ce7">
            <text:p>199.660</text:p>
          </table:table-cell>
          <table:table-cell office:value-type="percentage" office:value="0.90811096000691338" table:style-name="ce47">
            <text:p>90,8%</text:p>
          </table:table-cell>
          <table:table-cell office:value-type="float" office:value="201955" table:style-name="ce7">
            <text:p>201.955</text:p>
          </table:table-cell>
          <table:table-cell office:value-type="percentage" office:value="0.71488242519495504" table:style-name="ce47">
            <text:p>71,5%</text:p>
          </table:table-cell>
          <table:table-cell office:value-type="float" office:value="129566" table:style-name="ce7">
            <text:p>129.566</text:p>
          </table:table-cell>
          <table:table-cell office:value-type="percentage" office:value="0.45982567465894408" table:style-name="ce47">
            <text:p>46,0%</text:p>
          </table:table-cell>
          <table:table-cell office:value-type="float" office:value="39168" table:style-name="ce7">
            <text:p>39.168</text:p>
          </table:table-cell>
          <table:table-cell office:value-type="percentage" office:value="0.19454046966265348" table:style-name="ce47">
            <text:p>19,5%</text:p>
          </table:table-cell>
          <table:table-cell office:value-type="float" office:value="17180" table:style-name="ce7">
            <text:p>17.180</text:p>
          </table:table-cell>
          <table:table-cell office:value-type="percentage" office:value="0.10160810499109894" table:style-name="ce47">
            <text:p>10,2%</text:p>
          </table:table-cell>
          <table:table-cell office:value-type="float" office:value="63346" table:style-name="ce7">
            <text:p>63.346</text:p>
          </table:table-cell>
          <table:table-cell office:value-type="percentage" office:value="0.81913284108983231" table:style-name="ce47">
            <text:p>81,9%</text:p>
          </table:table-cell>
          <table:table-cell office:value-type="float" office:value="176847" table:style-name="ce7">
            <text:p>176.847</text:p>
          </table:table-cell>
          <table:table-cell office:value-type="percentage" office:value="0.85563538718339505" table:style-name="ce47">
            <text:p>85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1987" table:style-name="ce7">
            <text:p>961.987</text:p>
          </table:table-cell>
          <table:table-cell office:value-type="percentage" office:value="0.89696761175882622" table:style-name="ce47">
            <text:p>89,7%</text:p>
          </table:table-cell>
          <table:table-cell office:value-type="float" office:value="692133" table:style-name="ce7">
            <text:p>692.133</text:p>
          </table:table-cell>
          <table:table-cell office:value-type="percentage" office:value="0.87133091623234382" table:style-name="ce47">
            <text:p>87,1%</text:p>
          </table:table-cell>
          <table:table-cell office:value-type="float" office:value="693785" table:style-name="ce7">
            <text:p>693.785</text:p>
          </table:table-cell>
          <table:table-cell office:value-type="percentage" office:value="0.67188491131566586" table:style-name="ce47">
            <text:p>67,2%</text:p>
          </table:table-cell>
          <table:table-cell office:value-type="float" office:value="542511" table:style-name="ce7">
            <text:p>542.511</text:p>
          </table:table-cell>
          <table:table-cell office:value-type="percentage" office:value="0.47391717580791415" table:style-name="ce47">
            <text:p>47,4%</text:p>
          </table:table-cell>
          <table:table-cell office:value-type="float" office:value="209487" table:style-name="ce7">
            <text:p>209.487</text:p>
          </table:table-cell>
          <table:table-cell office:value-type="percentage" office:value="0.26085998234260577" table:style-name="ce47">
            <text:p>26,1%</text:p>
          </table:table-cell>
          <table:table-cell office:value-type="float" office:value="78693" table:style-name="ce7">
            <text:p>78.693</text:p>
          </table:table-cell>
          <table:table-cell office:value-type="percentage" office:value="0.11804900294473705" table:style-name="ce47">
            <text:p>11,8%</text:p>
          </table:table-cell>
          <table:table-cell office:value-type="float" office:value="200052" table:style-name="ce7">
            <text:p>200.052</text:p>
          </table:table-cell>
          <table:table-cell office:value-type="percentage" office:value="0.5758499494823015" table:style-name="ce47">
            <text:p>57,6%</text:p>
          </table:table-cell>
          <table:table-cell office:value-type="float" office:value="688205" table:style-name="ce7">
            <text:p>688.205</text:p>
          </table:table-cell>
          <table:table-cell office:value-type="percentage" office:value="0.85779438012902964" table:style-name="ce47">
            <text:p>85,8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1339" table:style-name="ce7">
            <text:p>681.339</text:p>
          </table:table-cell>
          <table:table-cell office:value-type="percentage" office:value="0.93770979591218817" table:style-name="ce47">
            <text:p>93,8%</text:p>
          </table:table-cell>
          <table:table-cell office:value-type="float" office:value="540932" table:style-name="ce7">
            <text:p>540.932</text:p>
          </table:table-cell>
          <table:table-cell office:value-type="percentage" office:value="0.94936993225455435" table:style-name="ce47">
            <text:p>94,9%</text:p>
          </table:table-cell>
          <table:table-cell office:value-type="float" office:value="538133" table:style-name="ce7">
            <text:p>538.133</text:p>
          </table:table-cell>
          <table:table-cell office:value-type="percentage" office:value="0.75280097252395983" table:style-name="ce47">
            <text:p>75,3%</text:p>
          </table:table-cell>
          <table:table-cell office:value-type="float" office:value="314541" table:style-name="ce7">
            <text:p>314.541</text:p>
          </table:table-cell>
          <table:table-cell office:value-type="percentage" office:value="0.41636904683110992" table:style-name="ce47">
            <text:p>41,6%</text:p>
          </table:table-cell>
          <table:table-cell office:value-type="float" office:value="83391" table:style-name="ce7">
            <text:p>83.391</text:p>
          </table:table-cell>
          <table:table-cell office:value-type="percentage" office:value="0.16182372118295429" table:style-name="ce47">
            <text:p>16,2%</text:p>
          </table:table-cell>
          <table:table-cell office:value-type="float" office:value="44407" table:style-name="ce7">
            <text:p>44.407</text:p>
          </table:table-cell>
          <table:table-cell office:value-type="percentage" office:value="0.1031284327181438" table:style-name="ce47">
            <text:p>10,3%</text:p>
          </table:table-cell>
          <table:table-cell office:value-type="float" office:value="180149" table:style-name="ce7">
            <text:p>180.149</text:p>
          </table:table-cell>
          <table:table-cell office:value-type="percentage" office:value="0.8536491750144527" table:style-name="ce47">
            <text:p>85,4%</text:p>
          </table:table-cell>
          <table:table-cell office:value-type="float" office:value="421339" table:style-name="ce7">
            <text:p>421.339</text:p>
          </table:table-cell>
          <table:table-cell office:value-type="percentage" office:value="0.90207803440981771" table:style-name="ce47">
            <text:p>90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623" table:style-name="ce7">
            <text:p>153.623</text:p>
          </table:table-cell>
          <table:table-cell office:value-type="percentage" office:value="0.88637006179428446" table:style-name="ce47">
            <text:p>88,6%</text:p>
          </table:table-cell>
          <table:table-cell office:value-type="float" office:value="122519" table:style-name="ce7">
            <text:p>122.519</text:p>
          </table:table-cell>
          <table:table-cell office:value-type="percentage" office:value="0.92548892229364799" table:style-name="ce47">
            <text:p>92,5%</text:p>
          </table:table-cell>
          <table:table-cell office:value-type="float" office:value="119185" table:style-name="ce7">
            <text:p>119.185</text:p>
          </table:table-cell>
          <table:table-cell office:value-type="percentage" office:value="0.73926932142414092" table:style-name="ce47">
            <text:p>73,9%</text:p>
          </table:table-cell>
          <table:table-cell office:value-type="float" office:value="71915" table:style-name="ce7">
            <text:p>71.915</text:p>
          </table:table-cell>
          <table:table-cell office:value-type="percentage" office:value="0.49419323804288068" table:style-name="ce47">
            <text:p>49,4%</text:p>
          </table:table-cell>
          <table:table-cell office:value-type="float" office:value="15474" table:style-name="ce7">
            <text:p>15.474</text:p>
          </table:table-cell>
          <table:table-cell office:value-type="percentage" office:value="0.13783949902459447" table:style-name="ce47">
            <text:p>13,8%</text:p>
          </table:table-cell>
          <table:table-cell office:value-type="float" office:value="5847" table:style-name="ce7">
            <text:p>5.847</text:p>
          </table:table-cell>
          <table:table-cell office:value-type="percentage" office:value="6.3226532002551988E-2" table:style-name="ce47">
            <text:p>6,3%</text:p>
          </table:table-cell>
          <table:table-cell office:value-type="float" office:value="34224" table:style-name="ce7">
            <text:p>34.224</text:p>
          </table:table-cell>
          <table:table-cell office:value-type="percentage" office:value="0.85838976674191125" table:style-name="ce47">
            <text:p>85,8%</text:p>
          </table:table-cell>
          <table:table-cell office:value-type="float" office:value="89671" table:style-name="ce7">
            <text:p>89.671</text:p>
          </table:table-cell>
          <table:table-cell office:value-type="percentage" office:value="0.88912575729031362" table:style-name="ce47">
            <text:p>88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3397" table:style-name="ce7">
            <text:p>503.397</text:p>
          </table:table-cell>
          <table:table-cell office:value-type="percentage" office:value="0.94536778293595347" table:style-name="ce47">
            <text:p>94,5%</text:p>
          </table:table-cell>
          <table:table-cell office:value-type="float" office:value="329037" table:style-name="ce7">
            <text:p>329.037</text:p>
          </table:table-cell>
          <table:table-cell office:value-type="percentage" office:value="0.94773088621595469" table:style-name="ce47">
            <text:p>94,8%</text:p>
          </table:table-cell>
          <table:table-cell office:value-type="float" office:value="362337" table:style-name="ce7">
            <text:p>362.337</text:p>
          </table:table-cell>
          <table:table-cell office:value-type="percentage" office:value="0.9250181257467297" table:style-name="ce47">
            <text:p>92,5%</text:p>
          </table:table-cell>
          <table:table-cell office:value-type="float" office:value="360053" table:style-name="ce7">
            <text:p>360.053</text:p>
          </table:table-cell>
          <table:table-cell office:value-type="percentage" office:value="0.87924815812415602" table:style-name="ce47">
            <text:p>87,9%</text:p>
          </table:table-cell>
          <table:table-cell office:value-type="float" office:value="161898" table:style-name="ce7">
            <text:p>161.898</text:p>
          </table:table-cell>
          <table:table-cell office:value-type="percentage" office:value="0.61046130178050273" table:style-name="ce47">
            <text:p>61,0%</text:p>
          </table:table-cell>
          <table:table-cell office:value-type="float" office:value="38893" table:style-name="ce7">
            <text:p>38.893</text:p>
          </table:table-cell>
          <table:table-cell office:value-type="percentage" office:value="0.19454865592204648" table:style-name="ce47">
            <text:p>19,5%</text:p>
          </table:table-cell>
          <table:table-cell office:value-type="float" office:value="111263" table:style-name="ce7">
            <text:p>111.263</text:p>
          </table:table-cell>
          <table:table-cell office:value-type="percentage" office:value="0.89753559472431732" table:style-name="ce47">
            <text:p>89,8%</text:p>
          </table:table-cell>
          <table:table-cell office:value-type="float" office:value="297767" table:style-name="ce7">
            <text:p>297.767</text:p>
          </table:table-cell>
          <table:table-cell office:value-type="percentage" office:value="0.97725609375871769" table:style-name="ce47">
            <text:p>97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634" table:style-name="ce7">
            <text:p>47.634</text:p>
          </table:table-cell>
          <table:table-cell office:value-type="percentage" office:value="0.91785652349846814" table:style-name="ce47">
            <text:p>91,8%</text:p>
          </table:table-cell>
          <table:table-cell office:value-type="float" office:value="34300" table:style-name="ce7">
            <text:p>34.300</text:p>
          </table:table-cell>
          <table:table-cell office:value-type="percentage" office:value="0.90284541075517888" table:style-name="ce47">
            <text:p>90,3%</text:p>
          </table:table-cell>
          <table:table-cell office:value-type="float" office:value="27059" table:style-name="ce7">
            <text:p>27.059</text:p>
          </table:table-cell>
          <table:table-cell office:value-type="percentage" office:value="0.59850478865762757" table:style-name="ce47">
            <text:p>59,9%</text:p>
          </table:table-cell>
          <table:table-cell office:value-type="float" office:value="17752" table:style-name="ce7">
            <text:p>17.752</text:p>
          </table:table-cell>
          <table:table-cell office:value-type="percentage" office:value="0.3737499210476451" table:style-name="ce47">
            <text:p>37,4%</text:p>
          </table:table-cell>
          <table:table-cell office:value-type="float" office:value="5307" table:style-name="ce7">
            <text:p>5.307</text:p>
          </table:table-cell>
          <table:table-cell office:value-type="percentage" office:value="0.16872257900426019" table:style-name="ce47">
            <text:p>16,9%</text:p>
          </table:table-cell>
          <table:table-cell office:value-type="float" office:value="2137" table:style-name="ce7">
            <text:p>2.137</text:p>
          </table:table-cell>
          <table:table-cell office:value-type="percentage" office:value="8.7181788511749347E-2" table:style-name="ce47">
            <text:p>8,7%</text:p>
          </table:table-cell>
          <table:table-cell office:value-type="float" office:value="12213" table:style-name="ce7">
            <text:p>12.213</text:p>
          </table:table-cell>
          <table:table-cell office:value-type="percentage" office:value="0.85573150224215244" table:style-name="ce47">
            <text:p>85,6%</text:p>
          </table:table-cell>
          <table:table-cell office:value-type="float" office:value="24094" table:style-name="ce7">
            <text:p>24.094</text:p>
          </table:table-cell>
          <table:table-cell office:value-type="percentage" office:value="0.81258642204310139" table:style-name="ce47">
            <text:p>81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6372" table:style-name="ce7">
            <text:p>796.372</text:p>
          </table:table-cell>
          <table:table-cell office:value-type="percentage" office:value="0.90089776193018811" table:style-name="ce47">
            <text:p>90,1%</text:p>
          </table:table-cell>
          <table:table-cell office:value-type="float" office:value="566622" table:style-name="ce7">
            <text:p>566.622</text:p>
          </table:table-cell>
          <table:table-cell office:value-type="percentage" office:value="0.82969386275879342" table:style-name="ce47">
            <text:p>83,0%</text:p>
          </table:table-cell>
          <table:table-cell office:value-type="float" office:value="611094" table:style-name="ce7">
            <text:p>611.094</text:p>
          </table:table-cell>
          <table:table-cell office:value-type="percentage" office:value="0.64804830663770874" table:style-name="ce47">
            <text:p>64,8%</text:p>
          </table:table-cell>
          <table:table-cell office:value-type="float" office:value="430273" table:style-name="ce7">
            <text:p>430.273</text:p>
          </table:table-cell>
          <table:table-cell office:value-type="percentage" office:value="0.41678419627185759" table:style-name="ce47">
            <text:p>41,7%</text:p>
          </table:table-cell>
          <table:table-cell office:value-type="float" office:value="192876" table:style-name="ce7">
            <text:p>192.876</text:p>
          </table:table-cell>
          <table:table-cell office:value-type="percentage" office:value="0.2566850897844189" table:style-name="ce47">
            <text:p>25,7%</text:p>
          </table:table-cell>
          <table:table-cell office:value-type="float" office:value="116859" table:style-name="ce7">
            <text:p>116.859</text:p>
          </table:table-cell>
          <table:table-cell office:value-type="percentage" office:value="0.19339543797341824" table:style-name="ce47">
            <text:p>19,3%</text:p>
          </table:table-cell>
          <table:table-cell office:value-type="float" office:value="170342" table:style-name="ce7">
            <text:p>170.342</text:p>
          </table:table-cell>
          <table:table-cell office:value-type="percentage" office:value="0.71190591618047783" table:style-name="ce47">
            <text:p>71,2%</text:p>
          </table:table-cell>
          <table:table-cell office:value-type="float" office:value="518723" table:style-name="ce7">
            <text:p>518.723</text:p>
          </table:table-cell>
          <table:table-cell office:value-type="percentage" office:value="0.78272409708547419" table:style-name="ce47">
            <text:p>78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6263" table:style-name="ce7">
            <text:p>156.263</text:p>
          </table:table-cell>
          <table:table-cell office:value-type="percentage" office:value="0.88597525712406588" table:style-name="ce47">
            <text:p>88,6%</text:p>
          </table:table-cell>
          <table:table-cell office:value-type="float" office:value="122356" table:style-name="ce7">
            <text:p>122.356</text:p>
          </table:table-cell>
          <table:table-cell office:value-type="percentage" office:value="0.83713738368910784" table:style-name="ce47">
            <text:p>83,7%</text:p>
          </table:table-cell>
          <table:table-cell office:value-type="float" office:value="131133" table:style-name="ce7">
            <text:p>131.133</text:p>
          </table:table-cell>
          <table:table-cell office:value-type="percentage" office:value="0.63182315330985273" table:style-name="ce47">
            <text:p>63,2%</text:p>
          </table:table-cell>
          <table:table-cell office:value-type="float" office:value="96880" table:style-name="ce7">
            <text:p>96.880</text:p>
          </table:table-cell>
          <table:table-cell office:value-type="percentage" office:value="0.41748723362995843" table:style-name="ce47">
            <text:p>41,7%</text:p>
          </table:table-cell>
          <table:table-cell office:value-type="float" office:value="30405" table:style-name="ce7">
            <text:p>30.405</text:p>
          </table:table-cell>
          <table:table-cell office:value-type="percentage" office:value="0.17980803917278249" table:style-name="ce47">
            <text:p>18,0%</text:p>
          </table:table-cell>
          <table:table-cell office:value-type="float" office:value="20248" table:style-name="ce7">
            <text:p>20.248</text:p>
          </table:table-cell>
          <table:table-cell office:value-type="percentage" office:value="0.1412092893507218" table:style-name="ce47">
            <text:p>14,1%</text:p>
          </table:table-cell>
          <table:table-cell office:value-type="float" office:value="47693" table:style-name="ce7">
            <text:p>47.693</text:p>
          </table:table-cell>
          <table:table-cell office:value-type="percentage" office:value="0.71516614683301338" table:style-name="ce47">
            <text:p>71,5%</text:p>
          </table:table-cell>
          <table:table-cell office:value-type="float" office:value="104697" table:style-name="ce7">
            <text:p>104.697</text:p>
          </table:table-cell>
          <table:table-cell office:value-type="percentage" office:value="0.79429035292689587" table:style-name="ce47">
            <text:p>79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819" table:style-name="ce7">
            <text:p>91.819</text:p>
          </table:table-cell>
          <table:table-cell office:value-type="percentage" office:value="0.93645079041305457" table:style-name="ce47">
            <text:p>93,6%</text:p>
          </table:table-cell>
          <table:table-cell office:value-type="float" office:value="68152" table:style-name="ce7">
            <text:p>68.152</text:p>
          </table:table-cell>
          <table:table-cell office:value-type="percentage" office:value="0.94549187719371264" table:style-name="ce47">
            <text:p>94,5%</text:p>
          </table:table-cell>
          <table:table-cell office:value-type="float" office:value="64899" table:style-name="ce7">
            <text:p>64.899</text:p>
          </table:table-cell>
          <table:table-cell office:value-type="percentage" office:value="0.70540857807438972" table:style-name="ce47">
            <text:p>70,5%</text:p>
          </table:table-cell>
          <table:table-cell office:value-type="float" office:value="43850" table:style-name="ce7">
            <text:p>43.850</text:p>
          </table:table-cell>
          <table:table-cell office:value-type="percentage" office:value="0.45826975733127101" table:style-name="ce47">
            <text:p>45,8%</text:p>
          </table:table-cell>
          <table:table-cell office:value-type="float" office:value="12635" table:style-name="ce7">
            <text:p>12.635</text:p>
          </table:table-cell>
          <table:table-cell office:value-type="percentage" office:value="0.19498757696878039" table:style-name="ce47">
            <text:p>19,5%</text:p>
          </table:table-cell>
          <table:table-cell office:value-type="float" office:value="6185" table:style-name="ce7">
            <text:p>6.185</text:p>
          </table:table-cell>
          <table:table-cell office:value-type="percentage" office:value="0.10621125478680474" table:style-name="ce47">
            <text:p>10,6%</text:p>
          </table:table-cell>
          <table:table-cell office:value-type="float" office:value="19703" table:style-name="ce7">
            <text:p>19.703</text:p>
          </table:table-cell>
          <table:table-cell office:value-type="percentage" office:value="0.82747469656881278" table:style-name="ce47">
            <text:p>82,7%</text:p>
          </table:table-cell>
          <table:table-cell office:value-type="float" office:value="59278" table:style-name="ce7">
            <text:p>59.278</text:p>
          </table:table-cell>
          <table:table-cell office:value-type="percentage" office:value="0.87973049182274199" table:style-name="ce47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1384" table:style-name="ce7">
            <text:p>341.384</text:p>
          </table:table-cell>
          <table:table-cell office:value-type="percentage" office:value="0.90924926156657082" table:style-name="ce47">
            <text:p>90,9%</text:p>
          </table:table-cell>
          <table:table-cell office:value-type="float" office:value="245398" table:style-name="ce7">
            <text:p>245.398</text:p>
          </table:table-cell>
          <table:table-cell office:value-type="percentage" office:value="0.89258032015305655" table:style-name="ce47">
            <text:p>89,3%</text:p>
          </table:table-cell>
          <table:table-cell office:value-type="float" office:value="238568" table:style-name="ce7">
            <text:p>238.568</text:p>
          </table:table-cell>
          <table:table-cell office:value-type="percentage" office:value="0.73744536422817508" table:style-name="ce47">
            <text:p>73,7%</text:p>
          </table:table-cell>
          <table:table-cell office:value-type="float" office:value="148480" table:style-name="ce7">
            <text:p>148.480</text:p>
          </table:table-cell>
          <table:table-cell office:value-type="percentage" office:value="0.46188399395270419" table:style-name="ce47">
            <text:p>46,2%</text:p>
          </table:table-cell>
          <table:table-cell office:value-type="float" office:value="42235" table:style-name="ce7">
            <text:p>42.235</text:p>
          </table:table-cell>
          <table:table-cell office:value-type="percentage" office:value="0.20510093578667754" table:style-name="ce47">
            <text:p>20,5%</text:p>
          </table:table-cell>
          <table:table-cell office:value-type="float" office:value="20866" table:style-name="ce7">
            <text:p>20.866</text:p>
          </table:table-cell>
          <table:table-cell office:value-type="percentage" office:value="0.1230952563550448" table:style-name="ce47">
            <text:p>12,3%</text:p>
          </table:table-cell>
          <table:table-cell office:value-type="float" office:value="78788" table:style-name="ce7">
            <text:p>78.788</text:p>
          </table:table-cell>
          <table:table-cell office:value-type="percentage" office:value="0.79589465921832858" table:style-name="ce47">
            <text:p>79,6%</text:p>
          </table:table-cell>
          <table:table-cell office:value-type="float" office:value="189715" table:style-name="ce7">
            <text:p>189.715</text:p>
          </table:table-cell>
          <table:table-cell office:value-type="percentage" office:value="0.85925929280897151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06" table:style-name="ce7">
            <text:p>5.506</text:p>
          </table:table-cell>
          <table:table-cell office:value-type="percentage" office:value="0.84163864261693677" table:style-name="ce47">
            <text:p>84,2%</text:p>
          </table:table-cell>
          <table:table-cell office:value-type="float" office:value="6414" table:style-name="ce7">
            <text:p>6.414</text:p>
          </table:table-cell>
          <table:table-cell office:value-type="percentage" office:value="0.81087231352718081" table:style-name="ce47">
            <text:p>81,1%</text:p>
          </table:table-cell>
          <table:table-cell office:value-type="float" office:value="6722" table:style-name="ce7">
            <text:p>6.722</text:p>
          </table:table-cell>
          <table:table-cell office:value-type="percentage" office:value="0.62114211790796525" table:style-name="ce47">
            <text:p>62,1%</text:p>
          </table:table-cell>
          <table:table-cell office:value-type="float" office:value="5315" table:style-name="ce7">
            <text:p>5.315</text:p>
          </table:table-cell>
          <table:table-cell office:value-type="percentage" office:value="0.47014595311808932" table:style-name="ce47">
            <text:p>47,0%</text:p>
          </table:table-cell>
          <table:table-cell office:value-type="float" office:value="2294" table:style-name="ce7">
            <text:p>2.294</text:p>
          </table:table-cell>
          <table:table-cell office:value-type="percentage" office:value="0.24727821494017463" table:style-name="ce47">
            <text:p>24,7%</text:p>
          </table:table-cell>
          <table:table-cell office:value-type="float" office:value="559" table:style-name="ce7">
            <text:p>559</text:p>
          </table:table-cell>
          <table:table-cell office:value-type="percentage" office:value="6.2166370106761563E-2" table:style-name="ce47">
            <text:p>6,2%</text:p>
          </table:table-cell>
          <table:table-cell office:value-type="float" office:value="1480" table:style-name="ce7">
            <text:p>1.480</text:p>
          </table:table-cell>
          <table:table-cell office:value-type="percentage" office:value="0.38351904638507384" table:style-name="ce47">
            <text:p>38,4%</text:p>
          </table:table-cell>
          <table:table-cell office:value-type="float" office:value="7373" table:style-name="ce7">
            <text:p>7.373</text:p>
          </table:table-cell>
          <table:table-cell office:value-type="percentage" office:value="0.82545902373488578" table:style-name="ce47">
            <text:p>82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09" table:style-name="ce7">
            <text:p>4.109</text:p>
          </table:table-cell>
          <table:table-cell office:value-type="percentage" office:value="0.75909846665435066" table:style-name="ce47">
            <text:p>75,9%</text:p>
          </table:table-cell>
          <table:table-cell office:value-type="float" office:value="4950" table:style-name="ce7">
            <text:p>4.950</text:p>
          </table:table-cell>
          <table:table-cell office:value-type="percentage" office:value="0.67246298057329168" table:style-name="ce47">
            <text:p>67,2%</text:p>
          </table:table-cell>
          <table:table-cell office:value-type="float" office:value="5999" table:style-name="ce7">
            <text:p>5.999</text:p>
          </table:table-cell>
          <table:table-cell office:value-type="percentage" office:value="0.60134322373696869" table:style-name="ce47">
            <text:p>60,1%</text:p>
          </table:table-cell>
          <table:table-cell office:value-type="float" office:value="5019" table:style-name="ce7">
            <text:p>5.019</text:p>
          </table:table-cell>
          <table:table-cell office:value-type="percentage" office:value="0.4807931794233164" table:style-name="ce47">
            <text:p>48,1%</text:p>
          </table:table-cell>
          <table:table-cell office:value-type="float" office:value="2156" table:style-name="ce7">
            <text:p>2.156</text:p>
          </table:table-cell>
          <table:table-cell office:value-type="percentage" office:value="0.24227441285537701" table:style-name="ce47">
            <text:p>24,2%</text:p>
          </table:table-cell>
          <table:table-cell office:value-type="float" office:value="790" table:style-name="ce7">
            <text:p>790</text:p>
          </table:table-cell>
          <table:table-cell office:value-type="percentage" office:value="8.9265536723163841E-2" table:style-name="ce47">
            <text:p>8,9%</text:p>
          </table:table-cell>
          <table:table-cell office:value-type="float" office:value="1226" table:style-name="ce7">
            <text:p>1.226</text:p>
          </table:table-cell>
          <table:table-cell office:value-type="percentage" office:value="0.27299042529503453" table:style-name="ce47">
            <text:p>27,3%</text:p>
          </table:table-cell>
          <table:table-cell office:value-type="float" office:value="5937" table:style-name="ce7">
            <text:p>5.937</text:p>
          </table:table-cell>
          <table:table-cell office:value-type="percentage" office:value="0.83572635135135132" table:style-name="ce47">
            <text:p>83,6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58" table:style-name="ce7">
            <text:p>2.358</text:p>
          </table:table-cell>
          <table:table-cell office:value-type="percentage" office:value="0.65536409116175653" table:style-name="ce47">
            <text:p>65,5%</text:p>
          </table:table-cell>
          <table:table-cell office:value-type="float" office:value="6567" table:style-name="ce7">
            <text:p>6.567</text:p>
          </table:table-cell>
          <table:table-cell office:value-type="percentage" office:value="0.6892317380352645" table:style-name="ce47">
            <text:p>68,9%</text:p>
          </table:table-cell>
          <table:table-cell office:value-type="float" office:value="14296" table:style-name="ce7">
            <text:p>14.296</text:p>
          </table:table-cell>
          <table:table-cell office:value-type="percentage" office:value="0.64408001441701213" table:style-name="ce47">
            <text:p>64,4%</text:p>
          </table:table-cell>
          <table:table-cell office:value-type="float" office:value="16808" table:style-name="ce7">
            <text:p>16.808</text:p>
          </table:table-cell>
          <table:table-cell office:value-type="percentage" office:value="0.52547989745513657" table:style-name="ce47">
            <text:p>52,5%</text:p>
          </table:table-cell>
          <table:table-cell office:value-type="float" office:value="12144" table:style-name="ce7">
            <text:p>12.144</text:p>
          </table:table-cell>
          <table:table-cell office:value-type="percentage" office:value="0.50724698216448771" table:style-name="ce47">
            <text:p>50,7%</text:p>
          </table:table-cell>
          <table:table-cell office:value-type="float" office:value="1093" table:style-name="ce7">
            <text:p>1.093</text:p>
          </table:table-cell>
          <table:table-cell office:value-type="percentage" office:value="0.86198738170347" table:style-name="ce47">
            <text:p>86,2%</text:p>
          </table:table-cell>
          <table:table-cell office:value-type="float" office:value="21292" table:style-name="ce7">
            <text:p>21.292</text:p>
          </table:table-cell>
          <table:table-cell office:value-type="percentage" office:value="0.3942524904640225" table:style-name="ce47">
            <text:p>39,4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5" table:style-name="ce7">
            <text:p>15</text:p>
          </table:table-cell>
          <table:table-cell office:value-type="percentage" office:value="0.19230769230769232" table:style-name="ce50">
            <text:p>19,2%</text:p>
          </table:table-cell>
          <table:table-cell office:value-type="float" office:value="160" table:style-name="ce7">
            <text:p>160</text:p>
          </table:table-cell>
          <table:table-cell office:value-type="percentage" office:value="0.56537102473498235" table:style-name="ce50">
            <text:p>56,5%</text:p>
          </table:table-cell>
          <table:table-cell office:value-type="float" office:value="363" table:style-name="ce7">
            <text:p>363</text:p>
          </table:table-cell>
          <table:table-cell office:value-type="percentage" office:value="0.41772151898734178" table:style-name="ce50">
            <text:p>41,8%</text:p>
          </table:table-cell>
          <table:table-cell office:value-type="float" office:value="421" table:style-name="ce7">
            <text:p>421</text:p>
          </table:table-cell>
          <table:table-cell office:value-type="percentage" office:value="0.23414905450500556" table:style-name="ce50">
            <text:p>23,4%</text:p>
          </table:table-cell>
          <table:table-cell office:value-type="float" office:value="360" table:style-name="ce7">
            <text:p>360</text:p>
          </table:table-cell>
          <table:table-cell office:value-type="percentage" office:value="0.16289592760180996" table:style-name="ce50">
            <text:p>16,3%</text:p>
          </table:table-cell>
          <table:table-cell office:value-type="float" office:value="316" table:style-name="ce7">
            <text:p>316</text:p>
          </table:table-cell>
          <table:table-cell office:value-type="percentage" office:value="0.15967660434562911" table:style-name="ce50">
            <text:p>16,0%</text:p>
          </table:table-cell>
          <table:table-cell office:value-type="float" office:value="608" table:style-name="ce7">
            <text:p>608</text:p>
          </table:table-cell>
          <table:table-cell office:value-type="percentage" office:value="0.1366599235783322" table:style-name="ce50">
            <text:p>13,7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61796" table:style-name="ce65">
            <text:p>6.261.796</text:p>
          </table:table-cell>
          <table:table-cell office:value-type="percentage" office:value="0.91359918155654241" table:style-name="ce66">
            <text:p>91,36%</text:p>
          </table:table-cell>
          <table:table-cell office:value-type="float" office:value="4680662" table:style-name="ce65">
            <text:p>4.680.662</text:p>
          </table:table-cell>
          <table:table-cell office:value-type="percentage" office:value="0.88959315611900314" table:style-name="ce66">
            <text:p>88,96%</text:p>
          </table:table-cell>
          <table:table-cell office:value-type="float" office:value="4579400" table:style-name="ce65">
            <text:p>4.579.400</text:p>
          </table:table-cell>
          <table:table-cell office:value-type="percentage" office:value="0.68419715826746952" table:style-name="ce66">
            <text:p>68,42%</text:p>
          </table:table-cell>
          <table:table-cell office:value-type="float" office:value="3148588" table:style-name="ce65">
            <text:p>3.148.588</text:p>
          </table:table-cell>
          <table:table-cell office:value-type="percentage" office:value="0.4491959780785364" table:style-name="ce66">
            <text:p>44,92%</text:p>
          </table:table-cell>
          <table:table-cell office:value-type="float" office:value="1111482" table:style-name="ce65">
            <text:p>1.111.482</text:p>
          </table:table-cell>
          <table:table-cell office:value-type="percentage" office:value="0.22409015203094693" table:style-name="ce66">
            <text:p>22,41%</text:p>
          </table:table-cell>
          <table:table-cell office:value-type="float" office:value="507701" table:style-name="ce65">
            <text:p>507.701</text:p>
          </table:table-cell>
          <table:table-cell office:value-type="percentage" office:value="0.12513654818031064" table:style-name="ce66">
            <text:p>12,51%</text:p>
          </table:table-cell>
          <table:table-cell office:value-type="float" office:value="1405826" table:style-name="ce65">
            <text:p>1.405.826</text:p>
          </table:table-cell>
          <table:table-cell office:value-type="percentage" office:value="0.70920721402446718" table:style-name="ce66">
            <text:p>70,92%</text:p>
          </table:table-cell>
          <table:table-cell office:value-type="float" office:value="3988315" table:style-name="ce65">
            <text:p>3.988.315</text:p>
          </table:table-cell>
          <table:table-cell office:value-type="percentage" office:value="0.82613987630837438" table:style-name="ce66">
            <text:p>82,61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85891" table:style-name="ce73">
            <text:p>385.891</text:p>
          </table:table-cell>
          <table:table-cell office:value-type="percentage" office:value="0.61680090404438381" table:style-name="ce74">
            <text:p>61,68%</text:p>
          </table:table-cell>
          <table:table-cell office:value-type="date" office:date-value="2022-01-25T00:00:00" table:style-name="ce75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7061" table:style-name="ce77">
            <text:p>47.061</text:p>
          </table:table-cell>
          <table:table-cell office:value-type="percentage" office:value="0.52552176971781439" table:style-name="ce78">
            <text:p>52,55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8360" table:style-name="ce77">
            <text:p>38.360</text:p>
          </table:table-cell>
          <table:table-cell office:value-type="percentage" office:value="0.71719702352017345" table:style-name="ce78">
            <text:p>71,72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7278" table:style-name="ce77">
            <text:p>27.278</text:p>
          </table:table-cell>
          <table:table-cell office:value-type="percentage" office:value="0.32318373536799205" table:style-name="ce78">
            <text:p>32,32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6898" table:style-name="ce77">
            <text:p>66.898</text:p>
          </table:table-cell>
          <table:table-cell office:value-type="percentage" office:value="0.50114615326990786" table:style-name="ce78">
            <text:p>50,1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270" table:style-name="ce77">
            <text:p>22.270</text:p>
          </table:table-cell>
          <table:table-cell office:value-type="percentage" office:value="0.60506439167527037" table:style-name="ce78">
            <text:p>60,5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1222" table:style-name="ce77">
            <text:p>91.222</text:p>
          </table:table-cell>
          <table:table-cell office:value-type="percentage" office:value="0.66615548642451328" table:style-name="ce78">
            <text:p>66,62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6619" table:style-name="ce77">
            <text:p>86.619</text:p>
          </table:table-cell>
          <table:table-cell office:value-type="percentage" office:value="0.58707233096567801" table:style-name="ce78">
            <text:p>58,7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14195" table:style-name="ce77">
            <text:p>214.195</text:p>
          </table:table-cell>
          <table:table-cell office:value-type="percentage" office:value="0.38315269402700736" table:style-name="ce78">
            <text:p>38,32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17810" table:style-name="ce77">
            <text:p>217.810</text:p>
          </table:table-cell>
          <table:table-cell office:value-type="percentage" office:value="0.61839191414456873" table:style-name="ce78">
            <text:p>61,84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6058" table:style-name="ce77">
            <text:p>46.058</text:p>
          </table:table-cell>
          <table:table-cell office:value-type="percentage" office:value="0.68187605483670388" table:style-name="ce78">
            <text:p>68,19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3828" table:style-name="ce77">
            <text:p>123.828</text:p>
          </table:table-cell>
          <table:table-cell office:value-type="percentage" office:value="0.80902135777706641" table:style-name="ce78">
            <text:p>80,90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362" table:style-name="ce77">
            <text:p>13.362</text:p>
          </table:table-cell>
          <table:table-cell office:value-type="percentage" office:value="0.60913566739606129" table:style-name="ce78">
            <text:p>60,9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16777" table:style-name="ce77">
            <text:p>216.777</text:p>
          </table:table-cell>
          <table:table-cell office:value-type="percentage" office:value="0.44127274281736129" table:style-name="ce78">
            <text:p>44,13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2043" table:style-name="ce77">
            <text:p>62.043</text:p>
          </table:table-cell>
          <table:table-cell office:value-type="percentage" office:value="0.51425232289240508" table:style-name="ce78">
            <text:p>51,43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159" table:style-name="ce77">
            <text:p>25.159</text:p>
          </table:table-cell>
          <table:table-cell office:value-type="percentage" office:value="0.51538430022943293" table:style-name="ce78">
            <text:p>51,54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7536" table:style-name="ce77">
            <text:p>77.536</text:p>
          </table:table-cell>
          <table:table-cell office:value-type="percentage" office:value="0.52631007330980184" table:style-name="ce78">
            <text:p>52,63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750" table:style-name="ce77">
            <text:p>2.750</text:p>
          </table:table-cell>
          <table:table-cell office:value-type="percentage" office:value="0.34582494969818911" table:style-name="ce78">
            <text:p>34,58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891" table:style-name="ce77">
            <text:p>2.891</text:p>
          </table:table-cell>
          <table:table-cell office:value-type="percentage" office:value="0.29572422258592473" table:style-name="ce78">
            <text:p>29,57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5T00:00:00" table:style-name="ce83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68008" table:style-name="ce85">
            <text:p>1.768.008</text:p>
          </table:table-cell>
          <table:table-cell office:value-type="percentage" office:value="0.5378116700345652" table:style-name="ce86">
            <text:p>53,78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6T16:23:39Z</dc:date>
  </office:meta>
</office:document-meta>
</file>